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1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14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1" style:font-name-asian="Liberation Sans11" style:font-name-complex="Liberation Sans11"/>
    </style:style>
    <style:style style:name="ce1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4_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2" table:style-name="ta1">
        <table:table-column table:style-name="co2" table:number-columns-repeated="10" table:default-cell-style-name="ce6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1018"/>
        </table:table-row>
        <table:table-row table:style-name="ro3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  <table:table-cell table:number-columns-repeated="101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  <table:table-cell table:number-columns-repeated="101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  <table:table-cell table:number-columns-repeated="101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  <table:table-cell table:number-columns-repeated="101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  <table:table-cell table:number-columns-repeated="101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  <table:table-cell table:number-columns-repeated="101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  <table:table-cell table:number-columns-repeated="101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  <table:table-cell table:number-columns-repeated="101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  <table:table-cell table:number-columns-repeated="101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  <table:table-cell table:number-columns-repeated="101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  <table:table-cell table:number-columns-repeated="101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  <table:table-cell table:number-columns-repeated="101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3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3" table:number-columns-repeated="1018" table:default-cell-style-name="ce5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/>
          <table:table-cell table:number-columns-repeated="1018"/>
        </table:table-row>
        <table:table-row table:style-name="ro6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Chest bucky)</text:p>
          </table:table-cell>
          <table:table-cell table:style-name="ce9" table:formula="of:=[4_2.C29]" office:value-type="float" office:value="0.60091" calcext:value-type="float">
            <text:p>0.6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5]*[.C5]" office:value-type="float" office:value="72.1092" calcext:value-type="float">
            <text:p>72</text:p>
          </table:table-cell>
          <table:table-cell table:style-name="ce11" table:formula="of:=[.$B5]*[.D5]" office:value-type="float" office:value="96.145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style-name="ce9" table:formula="of:=[4_2.D29]" office:value-type="float" office:value="1.850771" calcext:value-type="float">
            <text:p>1.8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6]*[.C6]" office:value-type="float" office:value="222.09252" calcext:value-type="float">
            <text:p>222</text:p>
          </table:table-cell>
          <table:table-cell table:style-name="ce11" table:formula="of:=[.$B6]*[.D6]" office:value-type="float" office:value="296.1233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 room</text:p>
          </table:table-cell>
          <table:table-cell table:style-name="ce9" table:formula="of:=[4_2.G29]" office:value-type="float" office:value="0.215843" calcext:value-type="float">
            <text:p>0.2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table:formula="of:=[.$B7]*[.C7]" office:value-type="float" office:value="43.1686" calcext:value-type="float">
            <text:p>43</text:p>
          </table:table-cell>
          <table:table-cell table:style-name="ce11" table:formula="of:=[.$B7]*[.D7]" office:value-type="float" office:value="86.3372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uoro tube (RF)</text:p>
          </table:table-cell>
          <table:table-cell table:style-name="ce9" table:formula="of:=[4_2.E29]" office:value-type="float" office:value="12.8934" calcext:value-type="float">
            <text:p>12.8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8]*[.C8]" office:value-type="float" office:value="257.868" calcext:value-type="float">
            <text:p>258</text:p>
          </table:table-cell>
          <table:table-cell table:style-name="ce11" table:formula="of:=[.$B8]*[.D8]" office:value-type="float" office:value="386.802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tube (RF)</text:p>
          </table:table-cell>
          <table:table-cell table:style-name="ce9" table:formula="of:=[4_2.F29]" office:value-type="float" office:value="1.509999" calcext:value-type="float">
            <text:p>1.5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0" calcext:value-type="float">
            <text:p>40</text:p>
          </table:table-cell>
          <table:table-cell table:style-name="ce11" table:formula="of:=[.$B9]*[.C9]" office:value-type="float" office:value="37.749975" calcext:value-type="float">
            <text:p>38</text:p>
          </table:table-cell>
          <table:table-cell table:style-name="ce11" table:formula="of:=[.$B9]*[.D9]" office:value-type="float" office:value="60.39996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mo</text:p>
          </table:table-cell>
          <table:table-cell table:style-name="ce9" table:formula="of:=[4_2.H29]" office:value-type="float" office:value="6.695" calcext:value-type="float">
            <text:p>6.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10]*[.C10]" office:value-type="float" office:value="535.6" calcext:value-type="float">
            <text:p>536</text:p>
          </table:table-cell>
          <table:table-cell table:style-name="ce11" table:formula="of:=[.$B10]*[.D10]" office:value-type="float" office:value="1071.2" calcext:value-type="float">
            <text:p>1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iac</text:p>
          </table:table-cell>
          <table:table-cell table:style-name="ce9" table:formula="of:=[4_2.I29]" office:value-type="float" office:value="159.561" calcext:value-type="float">
            <text:p>159.5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1]*[.C11]" office:value-type="float" office:value="3191.22" calcext:value-type="float">
            <text:p>3191</text:p>
          </table:table-cell>
          <table:table-cell table:style-name="ce11" table:formula="of:=[.$B11]*[.D11]" office:value-type="float" office:value="4786.83" calcext:value-type="float">
            <text:p>4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io</text:p>
          </table:table-cell>
          <table:table-cell table:style-name="ce9" table:formula="of:=[4_2.J29]" office:value-type="float" office:value="64.1744" calcext:value-type="float">
            <text:p>64.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2]*[.C12]" office:value-type="float" office:value="1283.488" calcext:value-type="float">
            <text:p>1283</text:p>
          </table:table-cell>
          <table:table-cell table:style-name="ce11" table:formula="of:=[.$B12]*[.D12]" office:value-type="float" office:value="1925.232" calcext:value-type="float">
            <text:p>192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4" table:style-name="ta1">
        <table:table-column table:style-name="co4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rrier</text:p>
          </table:table-cell>
          <table:table-cell table:style-name="ce6" office:value-type="string" calcext:value-type="string">
            <text:p>Use factor (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r</text:p>
          </table:table-cell>
          <table:table-cell table:style-name="ce6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-table wall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#3</text:p>
          </table:table-cell>
          <table:table-cell table:style-name="ce6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t image reecpto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7" table:style-name="ta1">
        <table:table-column table:style-name="co4" table:default-cell-style-name="ce5"/>
        <table:table-column table:style-name="co2" table:number-columns-repeated="8" table:default-cell-style-name="ce5"/>
        <table:table-column table:style-name="co3" table:number-columns-repeated="1015" table:default-cell-style-name="ce5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  <table:table-cell table:number-columns-repeated="1015"/>
        </table:table-row>
        <table:table-row table:style-name="ro1">
          <table:table-cell table:style-name="ce7" table:formula="of:=[4_2.B4]" office:value-type="string" office:string-value="Rad room (all barriers)" calcext:value-type="string">
            <text:p>Rad room (all barriers)</text:p>
          </table:table-cell>
          <table:table-cell table:style-name="ce12" table:formula="of:=[4_2.B29]" office:value-type="float" office:value="2.452478" calcext:value-type="float">
            <text:p>2.4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53" calcext:value-type="float">
            <text:p>0.00053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table:formula="of:=SUM([.E8:.F8])" office:value-type="float" office:value="0.03453" calcext:value-type="float">
            <text:p>0.03453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table:formula="of:=[.E8]+[.H8]" office:value-type="float" office:value="0.04853" calcext:value-type="float">
            <text:p>0.04853</text:p>
          </table:table-cell>
          <table:table-cell table:number-columns-repeated="1015"/>
        </table:table-row>
        <table:table-row table:style-name="ro1">
          <table:table-cell table:style-name="ce7" table:formula="of:=[4_2.C4]" office:value-type="string" office:string-value="Rad room (chest bucky)" calcext:value-type="string">
            <text:p>Rad room (chest bucky)</text:p>
          </table:table-cell>
          <table:table-cell table:style-name="ce12" table:formula="of:=[4_2.C29]" office:value-type="float" office:value="0.60091" calcext:value-type="float">
            <text:p>0.60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0.00039" calcext:value-type="float">
            <text:p>0.00039</text:p>
          </table:table-cell>
          <table:table-cell table:style-name="ce4" office:value-type="float" office:value="0.0049" calcext:value-type="float">
            <text:p>0.0049</text:p>
          </table:table-cell>
          <table:table-cell table:style-name="ce4" table:formula="of:=SUM([.E9:.F9])" office:value-type="float" office:value="0.00529" calcext:value-type="float">
            <text:p>0.00529</text:p>
          </table:table-cell>
          <table:table-cell table:style-name="ce4" office:value-type="float" office:value="0.0069" calcext:value-type="float">
            <text:p>0.0069</text:p>
          </table:table-cell>
          <table:table-cell table:style-name="ce4" table:formula="of:=[.E9]+[.H9]" office:value-type="float" office:value="0.00729" calcext:value-type="float">
            <text:p>0.00729</text:p>
          </table:table-cell>
          <table:table-cell table:number-columns-repeated="1015"/>
        </table:table-row>
        <table:table-row table:style-name="ro6">
          <table:table-cell table:style-name="ce7" table:formula="of:=[4_2.D4]" office:value-type="string" office:string-value="Rad room (floor or other)" calcext:value-type="string">
            <text:p>Rad room (floor or other)</text:p>
          </table:table-cell>
          <table:table-cell table:style-name="ce12" table:formula="of:=[4_2.D29]" office:value-type="float" office:value="1.850771" calcext:value-type="float">
            <text:p>1.8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4" calcext:value-type="float">
            <text:p>0.0001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SUM([.E10:.F10])" office:value-type="float" office:value="0.02314" calcext:value-type="float">
            <text:p>0.02314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formula="of:=[.E10]+[.H10]" office:value-type="float" office:value="0.03314" calcext:value-type="float">
            <text:p>0.03314</text:p>
          </table:table-cell>
          <table:table-cell table:number-columns-repeated="1015"/>
        </table:table-row>
        <table:table-row table:style-name="ro1">
          <table:table-cell table:style-name="ce7" table:formula="of:=[4_2.E4]" office:value-type="string" office:string-value="Fluoro tube (RF)" calcext:value-type="string">
            <text:p>Fluoro tube (RF)</text:p>
          </table:table-cell>
          <table:table-cell table:style-name="ce12" table:formula="of:=[4_2.E29]" office:value-type="float" office:value="12.8934" calcext:value-type="float">
            <text:p>12.8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table:formula="of:=SUM([.E11:.F11])" office:value-type="float" office:value="0.322" calcext:value-type="float">
            <text:p>0.322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table:formula="of:=[.E11]+[.H11]" office:value-type="float" office:value="0.452" calcext:value-type="float">
            <text:p>0.452</text:p>
          </table:table-cell>
          <table:table-cell table:number-columns-repeated="1015"/>
        </table:table-row>
        <table:table-row table:style-name="ro1">
          <table:table-cell table:style-name="ce7" table:formula="of:=[4_2.F4]" office:value-type="string" office:string-value="Rad tube (RF)" calcext:value-type="string">
            <text:p>Rad tube (RF)</text:p>
          </table:table-cell>
          <table:table-cell table:style-name="ce12" table:formula="of:=[4_2.F29]" office:value-type="float" office:value="1.509999" calcext:value-type="float">
            <text:p>1.5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94" calcext:value-type="float">
            <text:p>0.00094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table:formula="of:=SUM([.E12:.F12])" office:value-type="float" office:value="0.02894" calcext:value-type="float">
            <text:p>0.02894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table:formula="of:=[.E12]+[.H12]" office:value-type="float" office:value="0.03994" calcext:value-type="float">
            <text:p>0.03994</text:p>
          </table:table-cell>
          <table:table-cell table:number-columns-repeated="1015"/>
        </table:table-row>
        <table:table-row table:style-name="ro1">
          <table:table-cell table:style-name="ce7" table:formula="of:=[4_2.G4]" office:value-type="string" office:string-value="Chest room" calcext:value-type="string">
            <text:p>Chest room</text:p>
          </table:table-cell>
          <table:table-cell table:style-name="ce12" table:formula="of:=[4_2.G29]" office:value-type="float" office:value="0.215843" calcext:value-type="float">
            <text:p>0.22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038" calcext:value-type="float">
            <text:p>0.00038</text:p>
          </table:table-cell>
          <table:table-cell table:style-name="ce4" office:value-type="float" office:value="0.0023" calcext:value-type="float">
            <text:p>0.0023</text:p>
          </table:table-cell>
          <table:table-cell table:style-name="ce4" table:formula="of:=SUM([.E13:.F13])" office:value-type="float" office:value="0.00268" calcext:value-type="float">
            <text:p>0.00268</text:p>
          </table:table-cell>
          <table:table-cell table:style-name="ce4" office:value-type="float" office:value="0.0032" calcext:value-type="float">
            <text:p>0.0032</text:p>
          </table:table-cell>
          <table:table-cell table:style-name="ce4" table:formula="of:=[.E13]+[.H13]" office:value-type="float" office:value="0.00358" calcext:value-type="float">
            <text:p>0.00358</text:p>
          </table:table-cell>
          <table:table-cell table:number-columns-repeated="1015"/>
        </table:table-row>
        <table:table-row table:style-name="ro1">
          <table:table-cell table:style-name="ce7" table:formula="of:=[4_2.H4]" office:value-type="string" office:string-value="Mammo room" calcext:value-type="string">
            <text:p>Mammo room</text:p>
          </table:table-cell>
          <table:table-cell table:style-name="ce12" table:formula="of:=[4_2.H29]" office:value-type="float" office:value="6.695" calcext:value-type="float">
            <text:p>6.7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000011" calcext:value-type="float">
            <text:p>0.000011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table:formula="of:=SUM([.E14:.F14])" office:value-type="float" office:value="0.011011" calcext:value-type="float">
            <text:p>0.011011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table:formula="of:=[.E14]+[.H14]" office:value-type="float" office:value="0.049011" calcext:value-type="float">
            <text:p>0.049011</text:p>
          </table:table-cell>
          <table:table-cell table:number-columns-repeated="1015"/>
        </table:table-row>
        <table:table-row table:style-name="ro1">
          <table:table-cell table:style-name="ce7" table:formula="of:=[4_2.I4]" office:value-type="string" office:string-value="Cardiac" calcext:value-type="string">
            <text:p>Cardiac</text:p>
          </table:table-cell>
          <table:table-cell table:style-name="ce12" table:formula="of:=[4_2.I29]" office:value-type="float" office:value="159.561" calcext:value-type="float">
            <text:p>159.5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88" calcext:value-type="float">
            <text:p>0.088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formula="of:=SUM([.E15:.F15])" office:value-type="float" office:value="2.688" calcext:value-type="float">
            <text:p>2.688</text:p>
          </table:table-cell>
          <table:table-cell table:style-name="ce4" office:value-type="float" office:value="3.7" calcext:value-type="float">
            <text:p>3.7</text:p>
          </table:table-cell>
          <table:table-cell table:style-name="ce4" table:formula="of:=[.E15]+[.H15]" office:value-type="float" office:value="3.788" calcext:value-type="float">
            <text:p>3.788</text:p>
          </table:table-cell>
          <table:table-cell table:number-columns-repeated="1015"/>
        </table:table-row>
        <table:table-row table:style-name="ro1">
          <table:table-cell table:style-name="ce7" table:formula="of:=[4_2.J4]" office:value-type="string" office:string-value="Angio" calcext:value-type="string">
            <text:p>Angio</text:p>
          </table:table-cell>
          <table:table-cell table:style-name="ce12" table:formula="of:=[4_2.J29]" office:value-type="float" office:value="64.1744" calcext:value-type="float">
            <text:p>64.1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034" calcext:value-type="float">
            <text:p>0.003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table:formula="of:=SUM([.E16:.F16])" office:value-type="float" office:value="0.6634" calcext:value-type="float">
            <text:p>0.663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table:formula="of:=[.E16]+[.H16]" office:value-type="float" office:value="0.9534" calcext:value-type="float">
            <text:p>0.9534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2" table:style-name="ta1">
        <table:table-column table:style-name="co2" table:number-columns-repeated="4" table:default-cell-style-name="ce5"/>
        <table:table-column table:style-name="co3" table:number-columns-repeated="1020" table:default-cell-style-name="ce5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1" table:style-name="ta1">
        <table:table-column table:style-name="co2" table:number-columns-repeated="31" table:default-cell-style-name="ce5"/>
        <table:table-column table:style-name="co3" table:number-columns-repeated="993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Wood</text:p>
          </table:table-cell>
          <table:covered-table-cell table:number-columns-repeated="4"/>
          <table:table-cell table:number-columns-repeated="99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number-columns-repeated="99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49.52" calcext:value-type="float">
            <text:p>49.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3037" calcext:value-type="float">
            <text:p>0.3037</text:p>
          </table:table-cell>
          <table:table-cell table:style-name="ce14" table:formula="of:=IF([.B6]=&quot;&quot;;&quot;&quot;;LN(2)/[.B6])" office:value-type="float" office:value="0.0139973178626806" calcext:value-type="float">
            <text:p>0.014</text:p>
          </table:table-cell>
          <table:table-cell table:style-name="ce14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6" office:value-type="float" office:value="0.3904" calcext:value-type="float">
            <text:p>0.3904</text:p>
          </table:table-cell>
          <table:table-cell table:style-name="ce6" office:value-type="float" office:value="1.645" calcext:value-type="float">
            <text:p>1.645</text:p>
          </table:table-cell>
          <table:table-cell table:style-name="ce6" office:value-type="float" office:value="0.2757" calcext:value-type="float">
            <text:p>0.2757</text:p>
          </table:table-cell>
          <table:table-cell table:style-name="ce14" table:formula="of:=IF([.G6]=&quot;&quot;;&quot;&quot;;LN(2)/[.G6])" office:value-type="float" office:value="1.7754794584015" calcext:value-type="float">
            <text:p>1.775</text:p>
          </table:table-cell>
          <table:table-cell table:style-name="ce14" table:formula="of:=IF([.J6]=&quot;&quot;;&quot;&quot;;(LN(10)/LN(2))*[.J6])" office:value-type="float" office:value="5.89801509475934" calcext:value-type="float">
            <text:p>5.898</text:p>
          </table:table-cell>
          <table:table-cell table:style-name="ce6" office:value-type="float" office:value="0.1576" calcext:value-type="float">
            <text:p>0.1576</text:p>
          </table:table-cell>
          <table:table-cell table:style-name="ce6" office:value-type="float" office:value="0.7175" calcext:value-type="float">
            <text:p>0.7175</text:p>
          </table:table-cell>
          <table:table-cell table:style-name="ce6" office:value-type="float" office:value="0.3048" calcext:value-type="float">
            <text:p>0.3048</text:p>
          </table:table-cell>
          <table:table-cell table:style-name="ce14" table:formula="of:=IF([.L6]=&quot;&quot;;&quot;&quot;;LN(2)/[.L6])" office:value-type="float" office:value="4.39814200862909" calcext:value-type="float">
            <text:p>4.398</text:p>
          </table:table-cell>
          <table:table-cell table:style-name="ce14" table:formula="of:=IF([.O6]=&quot;&quot;;&quot;&quot;;(LN(10)/LN(2))*[.O6])" office:value-type="float" office:value="14.6103115037693" calcext:value-type="float">
            <text:p>14.610</text:p>
          </table:table-cell>
          <table:table-cell table:style-name="ce6" office:value-type="float" office:value="9.364" calcext:value-type="float">
            <text:p>9.364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office:value-type="float" office:value="0.3202" calcext:value-type="float">
            <text:p>0.3202</text:p>
          </table:table-cell>
          <table:table-cell table:style-name="ce14" table:formula="of:=IF([.Q6]=&quot;&quot;;&quot;&quot;;LN(2)/[.Q6])" office:value-type="float" office:value="0.0740225523878626" calcext:value-type="float">
            <text:p>0.074</text:p>
          </table:table-cell>
          <table:table-cell table:style-name="ce14" table:formula="of:=IF([.T6]=&quot;&quot;;&quot;&quot;;(LN(10)/LN(2))*[.T6])" office:value-type="float" office:value="0.245897596432512" calcext:value-type="float">
            <text:p>0.246</text:p>
          </table:table-cell>
          <table:table-cell table:style-name="ce6" office:value-type="float" office:value="0.3804" calcext:value-type="float">
            <text:p>0.3804</text:p>
          </table:table-cell>
          <table:table-cell table:style-name="ce6" office:value-type="float" office:value="1.543" calcext:value-type="float">
            <text:p>1.543</text:p>
          </table:table-cell>
          <table:table-cell table:style-name="ce6" office:value-type="float" office:value="0.2869" calcext:value-type="float">
            <text:p>0.2869</text:p>
          </table:table-cell>
          <table:table-cell table:style-name="ce14" table:formula="of:=IF([.V6]=&quot;&quot;;&quot;&quot;;LN(2)/[.V6])" office:value-type="float" office:value="1.82215347150354" calcext:value-type="float">
            <text:p>1.822</text:p>
          </table:table-cell>
          <table:table-cell table:style-name="ce14" table:formula="of:=IF([.Y6]=&quot;&quot;;&quot;&quot;;(LN(10)/LN(2))*[.Y6])" office:value-type="float" office:value="6.05306281018414" calcext:value-type="float">
            <text:p>6.053</text:p>
          </table:table-cell>
          <table:table-cell table:style-name="ce6" office:value-type="float" office:value="0.0223" calcext:value-type="float">
            <text:p>0.0223</text:p>
          </table:table-cell>
          <table:table-cell table:style-name="ce6" office:value-type="float" office:value="0.0434" calcext:value-type="float">
            <text:p>0.0434</text:p>
          </table:table-cell>
          <table:table-cell table:style-name="ce6" office:value-type="float" office:value="0.1937" calcext:value-type="float">
            <text:p>0.1937</text:p>
          </table:table-cell>
          <table:table-cell table:style-name="ce14" table:formula="of:=IF([.AA6]=&quot;&quot;;&quot;&quot;;LN(2)/[.AA6])" office:value-type="float" office:value="31.0828332089662" calcext:value-type="float">
            <text:p>31.083</text:p>
          </table:table-cell>
          <table:table-cell table:style-name="ce14" table:formula="of:=IF([.AD6]=&quot;&quot;;&quot;&quot;;(LN(10)/LN(2))*[.AD6])" office:value-type="float" office:value="103.254936905563" calcext:value-type="float">
            <text:p>103.255</text:p>
          </table:table-cell>
          <table:table-cell table:number-columns-repeated="99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.8" calcext:value-type="float">
            <text:p>38.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0.3473" calcext:value-type="float">
            <text:p>0.3473</text:p>
          </table:table-cell>
          <table:table-cell table:style-name="ce14" table:formula="of:=IF([.B7]=&quot;&quot;;&quot;&quot;;LN(2)/[.B7])" office:value-type="float" office:value="0.0178646180556687" calcext:value-type="float">
            <text:p>0.018</text:p>
          </table:table-cell>
          <table:table-cell table:style-name="ce14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.698" calcext:value-type="float">
            <text:p>1.698</text:p>
          </table:table-cell>
          <table:table-cell table:style-name="ce6" office:value-type="float" office:value="0.3593" calcext:value-type="float">
            <text:p>0.3593</text:p>
          </table:table-cell>
          <table:table-cell table:style-name="ce14" table:formula="of:=IF([.G7]=&quot;&quot;;&quot;&quot;;LN(2)/[.G7])" office:value-type="float" office:value="2.1845167997477" calcext:value-type="float">
            <text:p>2.185</text:p>
          </table:table-cell>
          <table:table-cell table:style-name="ce14" table:formula="of:=IF([.J7]=&quot;&quot;;&quot;&quot;;(LN(10)/LN(2))*[.J7])" office:value-type="float" office:value="7.25680773083532" calcext:value-type="float">
            <text:p>7.257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43" calcext:value-type="float">
            <text:p>0.7043</text:p>
          </table:table-cell>
          <table:table-cell table:style-name="ce6" office:value-type="float" office:value="0.3613" calcext:value-type="float">
            <text:p>0.3613</text:p>
          </table:table-cell>
          <table:table-cell table:style-name="ce14" table:formula="of:=IF([.L7]=&quot;&quot;;&quot;&quot;;LN(2)/[.L7])" office:value-type="float" office:value="5.73797334900617" calcext:value-type="float">
            <text:p>5.738</text:p>
          </table:table-cell>
          <table:table-cell table:style-name="ce14" table:formula="of:=IF([.O7]=&quot;&quot;;&quot;&quot;;(LN(10)/LN(2))*[.O7])" office:value-type="float" office:value="19.0611348757785" calcext:value-type="float">
            <text:p>19.061</text:p>
          </table:table-cell>
          <table:table-cell table:style-name="ce6" office:value-type="float" office:value="7.406" calcext:value-type="float">
            <text:p>7.406</text:p>
          </table:table-cell>
          <table:table-cell table:style-name="ce6" office:value-type="float" office:value="41.93" calcext:value-type="float">
            <text:p>41.93</text:p>
          </table:table-cell>
          <table:table-cell table:style-name="ce6" office:value-type="float" office:value="0.3959" calcext:value-type="float">
            <text:p>0.3959</text:p>
          </table:table-cell>
          <table:table-cell table:style-name="ce14" table:formula="of:=IF([.Q7]=&quot;&quot;;&quot;&quot;;LN(2)/[.Q7])" office:value-type="float" office:value="0.0935926519794687" calcext:value-type="float">
            <text:p>0.094</text:p>
          </table:table-cell>
          <table:table-cell table:style-name="ce14" table:formula="of:=IF([.T7]=&quot;&quot;;&quot;&quot;;(LN(10)/LN(2))*[.T7])" office:value-type="float" office:value="0.310908060085612" calcext:value-type="float">
            <text:p>0.311</text:p>
          </table:table-cell>
          <table:table-cell table:style-name="ce6" office:value-type="float" office:value="0.3061" calcext:value-type="float">
            <text:p>0.3061</text:p>
          </table:table-cell>
          <table:table-cell table:style-name="ce6" office:value-type="float" office:value="1.599" calcext:value-type="float">
            <text:p>1.599</text:p>
          </table:table-cell>
          <table:table-cell table:style-name="ce6" office:value-type="float" office:value="0.3693" calcext:value-type="float">
            <text:p>0.3693</text:p>
          </table:table-cell>
          <table:table-cell table:style-name="ce14" table:formula="of:=IF([.V7]=&quot;&quot;;&quot;&quot;;LN(2)/[.V7])" office:value-type="float" office:value="2.26444684926477" calcext:value-type="float">
            <text:p>2.264</text:p>
          </table:table-cell>
          <table:table-cell table:style-name="ce14" table:formula="of:=IF([.Y7]=&quot;&quot;;&quot;&quot;;(LN(10)/LN(2))*[.Y7])" office:value-type="float" office:value="7.5223296079518" calcext:value-type="float">
            <text:p>7.522</text:p>
          </table:table-cell>
          <table:table-cell table:style-name="ce6" office:value-type="float" office:value="0.02166" calcext:value-type="float">
            <text:p>0.02166</text:p>
          </table:table-cell>
          <table:table-cell table:style-name="ce6" office:value-type="float" office:value="0.03966" calcext:value-type="float">
            <text:p>0.03966</text:p>
          </table:table-cell>
          <table:table-cell table:style-name="ce6" office:value-type="float" office:value="0.2843" calcext:value-type="float">
            <text:p>0.2843</text:p>
          </table:table-cell>
          <table:table-cell table:style-name="ce14" table:formula="of:=IF([.AA7]=&quot;&quot;;&quot;&quot;;LN(2)/[.AA7])" office:value-type="float" office:value="32.001254873497" calcext:value-type="float">
            <text:p>32.001</text:p>
          </table:table-cell>
          <table:table-cell table:style-name="ce14" table:formula="of:=IF([.AD7]=&quot;&quot;;&quot;&quot;;(LN(10)/LN(2))*[.AD7])" office:value-type="float" office:value="106.305867635921" calcext:value-type="float">
            <text:p>106.306</text:p>
          </table:table-cell>
          <table:table-cell table:number-columns-repeated="99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.55" calcext:value-type="float">
            <text:p>29.55</text:p>
          </table:table-cell>
          <table:table-cell table:style-name="ce6" office:value-type="float" office:value="164.7" calcext:value-type="float">
            <text:p>164.7</text:p>
          </table:table-cell>
          <table:table-cell table:style-name="ce6" office:value-type="float" office:value="0.3948" calcext:value-type="float">
            <text:p>0.3948</text:p>
          </table:table-cell>
          <table:table-cell table:style-name="ce14" table:formula="of:=IF([.B8]=&quot;&quot;;&quot;&quot;;LN(2)/[.B8])" office:value-type="float" office:value="0.0234567573793552" calcext:value-type="float">
            <text:p>0.023</text:p>
          </table:table-cell>
          <table:table-cell table:style-name="ce14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6" office:value-type="float" office:value="0.2528" calcext:value-type="float">
            <text:p>0.2528</text:p>
          </table:table-cell>
          <table:table-cell table:style-name="ce6" office:value-type="float" office:value="1.807" calcext:value-type="float">
            <text:p>1.807</text:p>
          </table:table-cell>
          <table:table-cell table:style-name="ce6" office:value-type="float" office:value="0.4648" calcext:value-type="float">
            <text:p>0.4648</text:p>
          </table:table-cell>
          <table:table-cell table:style-name="ce14" table:formula="of:=IF([.G8]=&quot;&quot;;&quot;&quot;;LN(2)/[.G8])" office:value-type="float" office:value="2.74187966993649" calcext:value-type="float">
            <text:p>2.742</text:p>
          </table:table-cell>
          <table:table-cell table:style-name="ce14" table:formula="of:=IF([.J8]=&quot;&quot;;&quot;&quot;;(LN(10)/LN(2))*[.J8])" office:value-type="float" office:value="9.10832710836252" calcext:value-type="float">
            <text:p>9.108</text:p>
          </table:table-cell>
          <table:table-cell table:style-name="ce6" office:value-type="float" office:value="0.08878" calcext:value-type="float">
            <text:p>0.08878</text:p>
          </table:table-cell>
          <table:table-cell table:style-name="ce6" office:value-type="float" office:value="0.6988" calcext:value-type="float">
            <text:p>0.6988</text:p>
          </table:table-cell>
          <table:table-cell table:style-name="ce6" office:value-type="float" office:value="0.4245" calcext:value-type="float">
            <text:p>0.4245</text:p>
          </table:table-cell>
          <table:table-cell table:style-name="ce14" table:formula="of:=IF([.L8]=&quot;&quot;;&quot;&quot;;LN(2)/[.L8])" office:value-type="float" office:value="7.80746993196604" calcext:value-type="float">
            <text:p>7.807</text:p>
          </table:table-cell>
          <table:table-cell table:style-name="ce14" table:formula="of:=IF([.O8]=&quot;&quot;;&quot;&quot;;(LN(10)/LN(2))*[.O8])" office:value-type="float" office:value="25.9358537169863" calcext:value-type="float">
            <text:p>25.936</text:p>
          </table:table-cell>
          <table:table-cell table:style-name="ce6" office:value-type="float" office:value="5.716" calcext:value-type="float">
            <text:p>5.716</text:p>
          </table:table-cell>
          <table:table-cell table:style-name="ce6" office:value-type="float" office:value="43.41" calcext:value-type="float">
            <text:p>43.41</text:p>
          </table:table-cell>
          <table:table-cell table:style-name="ce6" office:value-type="float" office:value="0.4857" calcext:value-type="float">
            <text:p>0.4857</text:p>
          </table:table-cell>
          <table:table-cell table:style-name="ce14" table:formula="of:=IF([.Q8]=&quot;&quot;;&quot;&quot;;LN(2)/[.Q8])" office:value-type="float" office:value="0.121264377284805" calcext:value-type="float">
            <text:p>0.121</text:p>
          </table:table-cell>
          <table:table-cell table:style-name="ce14" table:formula="of:=IF([.T8]=&quot;&quot;;&quot;&quot;;(LN(10)/LN(2))*[.T8])" office:value-type="float" office:value="0.402831541811415" calcext:value-type="float">
            <text:p>0.403</text:p>
          </table:table-cell>
          <table:table-cell table:style-name="ce6" office:value-type="float" office:value="0.2396" calcext:value-type="float">
            <text:p>0.2396</text:p>
          </table:table-cell>
          <table:table-cell table:style-name="ce6" office:value-type="float" office:value="1.694" calcext:value-type="float">
            <text:p>1.694</text:p>
          </table:table-cell>
          <table:table-cell table:style-name="ce6" office:value-type="float" office:value="0.4683" calcext:value-type="float">
            <text:p>0.4683</text:p>
          </table:table-cell>
          <table:table-cell table:style-name="ce14" table:formula="of:=IF([.V8]=&quot;&quot;;&quot;&quot;;LN(2)/[.V8])" office:value-type="float" office:value="2.89293481035036" calcext:value-type="float">
            <text:p>2.893</text:p>
          </table:table-cell>
          <table:table-cell table:style-name="ce14" table:formula="of:=IF([.Y8]=&quot;&quot;;&quot;&quot;;(LN(10)/LN(2))*[.Y8])" office:value-type="float" office:value="9.61012142318049" calcext:value-type="float">
            <text:p>9.610</text:p>
          </table:table-cell>
          <table:table-cell table:style-name="ce6" office:value-type="float" office:value="0.01901" calcext:value-type="float">
            <text:p>0.01901</text:p>
          </table:table-cell>
          <table:table-cell table:style-name="ce6" office:value-type="float" office:value="0.03873" calcext:value-type="float">
            <text:p>0.03873</text:p>
          </table:table-cell>
          <table:table-cell table:style-name="ce6" office:value-type="float" office:value="0.3732" calcext:value-type="float">
            <text:p>0.3732</text:p>
          </table:table-cell>
          <table:table-cell table:style-name="ce14" table:formula="of:=IF([.AA8]=&quot;&quot;;&quot;&quot;;LN(2)/[.AA8])" office:value-type="float" office:value="36.462239903206" calcext:value-type="float">
            <text:p>36.462</text:p>
          </table:table-cell>
          <table:table-cell table:style-name="ce14" table:formula="of:=IF([.AD8]=&quot;&quot;;&quot;&quot;;(LN(10)/LN(2))*[.AD8])" office:value-type="float" office:value="121.124939136983" calcext:value-type="float">
            <text:p>121.125</text:p>
          </table:table-cell>
          <table:table-cell table:number-columns-repeated="99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 table:style-name="ce14" table:formula="of:=IF([.B9]=&quot;&quot;;&quot;&quot;;LN(2)/[.B9])">
            <text:p/>
          </table:table-cell>
          <table:table-cell table:style-name="ce14" table:formula="of:=IF([.E9]=&quot;&quot;;&quot;&quot;;(LN(10)/LN(2))*[.E9])">
            <text:p/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2189" calcext:value-type="float">
            <text:p>0.2189</text:p>
          </table:table-cell>
          <table:table-cell table:style-name="ce14" table:formula="of:=IF([.G9]=&quot;&quot;;&quot;&quot;;LN(2)/[.G9])" office:value-type="float" office:value="5.34423423716226" calcext:value-type="float">
            <text:p>5.344</text:p>
          </table:table-cell>
          <table:table-cell table:style-name="ce14" table:formula="of:=IF([.J9]=&quot;&quot;;&quot;&quot;;(LN(10)/LN(2))*[.J9])" office:value-type="float" office:value="17.7531618580882" calcext:value-type="float">
            <text:p>17.753</text:p>
          </table:table-cell>
          <table:table-cell table:style-name="ce6" table:number-columns-repeated="3"/>
          <table:table-cell table:style-name="ce14" table:formula="of:=IF([.L9]=&quot;&quot;;&quot;&quot;;LN(2)/[.L9])">
            <text:p/>
          </table:table-cell>
          <table:table-cell table:style-name="ce14" table:formula="of:=IF([.O9]=&quot;&quot;;&quot;&quot;;(LN(10)/LN(2))*[.O9])">
            <text:p/>
          </table:table-cell>
          <table:table-cell table:style-name="ce6" table:number-columns-repeated="3"/>
          <table:table-cell table:style-name="ce14" table:formula="of:=IF([.Q9]=&quot;&quot;;&quot;&quot;;LN(2)/[.Q9])">
            <text:p/>
          </table:table-cell>
          <table:table-cell table:style-name="ce14" table:formula="of:=IF([.T9]=&quot;&quot;;&quot;&quot;;(LN(10)/LN(2))*[.T9])">
            <text:p/>
          </table:table-cell>
          <table:table-cell table:style-name="ce6" table:number-columns-repeated="3"/>
          <table:table-cell table:style-name="ce14" table:formula="of:=IF([.V9]=&quot;&quot;;&quot;&quot;;LN(2)/[.V9])">
            <text:p/>
          </table:table-cell>
          <table:table-cell table:style-name="ce14" table:formula="of:=IF([.Y9]=&quot;&quot;;&quot;&quot;;(LN(10)/LN(2))*[.Y9])">
            <text:p/>
          </table:table-cell>
          <table:table-cell table:style-name="ce6" table:number-columns-repeated="3"/>
          <table:table-cell table:style-name="ce14" table:formula="of:=IF([.AA9]=&quot;&quot;;&quot;&quot;;LN(2)/[.AA9])">
            <text:p/>
          </table:table-cell>
          <table:table-cell table:style-name="ce14" table:formula="of:=IF([.AD9]=&quot;&quot;;&quot;&quot;;(LN(10)/LN(2))*[.AD9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14" table:formula="of:=IF([.B10]=&quot;&quot;;&quot;&quot;;LN(2)/[.B10])">
            <text:p/>
          </table:table-cell>
          <table:table-cell table:style-name="ce14" table:formula="of:=IF([.E10]=&quot;&quot;;&quot;&quot;;(LN(10)/LN(2))*[.E10])">
            <text:p/>
          </table:table-cell>
          <table:table-cell table:style-name="ce6" office:value-type="float" office:value="0.1095" calcext:value-type="float">
            <text:p>0.1095</text:p>
          </table:table-cell>
          <table:table-cell table:style-name="ce6" office:value-type="float" office:value="0.1741" calcext:value-type="float">
            <text:p>0.1741</text:p>
          </table:table-cell>
          <table:table-cell table:style-name="ce6" office:value-type="float" office:value="0.2269" calcext:value-type="float">
            <text:p>0.2269</text:p>
          </table:table-cell>
          <table:table-cell table:style-name="ce14" table:formula="of:=IF([.G10]=&quot;&quot;;&quot;&quot;;LN(2)/[.G10])" office:value-type="float" office:value="6.33011123799037" calcext:value-type="float">
            <text:p>6.330</text:p>
          </table:table-cell>
          <table:table-cell table:style-name="ce14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6" table:number-columns-repeated="3"/>
          <table:table-cell table:style-name="ce14" table:formula="of:=IF([.L10]=&quot;&quot;;&quot;&quot;;LN(2)/[.L10])">
            <text:p/>
          </table:table-cell>
          <table:table-cell table:style-name="ce14" table:formula="of:=IF([.O10]=&quot;&quot;;&quot;&quot;;(LN(10)/LN(2))*[.O10])">
            <text:p/>
          </table:table-cell>
          <table:table-cell table:style-name="ce6" table:number-columns-repeated="3"/>
          <table:table-cell table:style-name="ce14" table:formula="of:=IF([.Q10]=&quot;&quot;;&quot;&quot;;LN(2)/[.Q10])">
            <text:p/>
          </table:table-cell>
          <table:table-cell table:style-name="ce14" table:formula="of:=IF([.T10]=&quot;&quot;;&quot;&quot;;(LN(10)/LN(2))*[.T10])">
            <text:p/>
          </table:table-cell>
          <table:table-cell table:style-name="ce6" table:number-columns-repeated="3"/>
          <table:table-cell table:style-name="ce14" table:formula="of:=IF([.V10]=&quot;&quot;;&quot;&quot;;LN(2)/[.V10])">
            <text:p/>
          </table:table-cell>
          <table:table-cell table:style-name="ce14" table:formula="of:=IF([.Y10]=&quot;&quot;;&quot;&quot;;(LN(10)/LN(2))*[.Y10])">
            <text:p/>
          </table:table-cell>
          <table:table-cell table:style-name="ce6" table:number-columns-repeated="3"/>
          <table:table-cell table:style-name="ce14" table:formula="of:=IF([.AA10]=&quot;&quot;;&quot;&quot;;LN(2)/[.AA10])">
            <text:p/>
          </table:table-cell>
          <table:table-cell table:style-name="ce14" table:formula="of:=IF([.AD10]=&quot;&quot;;&quot;&quot;;(LN(10)/LN(2))*[.AD10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.801" calcext:value-type="float">
            <text:p>8.801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0.2957" calcext:value-type="float">
            <text:p>0.2957</text:p>
          </table:table-cell>
          <table:table-cell table:style-name="ce14" table:formula="of:=IF([.B11]=&quot;&quot;;&quot;&quot;;LN(2)/[.B11])" office:value-type="float" office:value="0.0787577753164351" calcext:value-type="float">
            <text:p>0.079</text:p>
          </table:table-cell>
          <table:table-cell table:style-name="ce14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6" office:value-type="float" office:value="0.0932" calcext:value-type="float">
            <text:p>0.0932</text:p>
          </table:table-cell>
          <table:table-cell table:style-name="ce6" office:value-type="float" office:value="0.1712" calcext:value-type="float">
            <text:p>0.1712</text:p>
          </table:table-cell>
          <table:table-cell table:style-name="ce6" office:value-type="float" office:value="0.2324" calcext:value-type="float">
            <text:p>0.2324</text:p>
          </table:table-cell>
          <table:table-cell table:style-name="ce14" table:formula="of:=IF([.G11]=&quot;&quot;;&quot;&quot;;LN(2)/[.G11])" office:value-type="float" office:value="7.43720150815392" calcext:value-type="float">
            <text:p>7.437</text:p>
          </table:table-cell>
          <table:table-cell table:style-name="ce14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6" office:value-type="float" office:value="0.03883" calcext:value-type="float">
            <text:p>0.03883</text:p>
          </table:table-cell>
          <table:table-cell table:style-name="ce6" office:value-type="float" office:value="0.0873" calcext:value-type="float">
            <text:p>0.0873</text:p>
          </table:table-cell>
          <table:table-cell table:style-name="ce6" office:value-type="float" office:value="0.5105" calcext:value-type="float">
            <text:p>0.5105</text:p>
          </table:table-cell>
          <table:table-cell table:style-name="ce14" table:formula="of:=IF([.L11]=&quot;&quot;;&quot;&quot;;LN(2)/[.L11])" office:value-type="float" office:value="17.8508158784431" calcext:value-type="float">
            <text:p>17.851</text:p>
          </table:table-cell>
          <table:table-cell table:style-name="ce14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6" office:value-type="float" office:value="1.817" calcext:value-type="float">
            <text:p>1.817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0.4021" calcext:value-type="float">
            <text:p>0.4021</text:p>
          </table:table-cell>
          <table:table-cell table:style-name="ce14" table:formula="of:=IF([.Q11]=&quot;&quot;;&quot;&quot;;LN(2)/[.Q11])" office:value-type="float" office:value="0.38147891059986" calcext:value-type="float">
            <text:p>0.381</text:p>
          </table:table-cell>
          <table:table-cell table:style-name="ce14" table:formula="of:=IF([.T11]=&quot;&quot;;&quot;&quot;;(LN(10)/LN(2))*[.T11])" office:value-type="float" office:value="1.2672455107287" calcext:value-type="float">
            <text:p>1.267</text:p>
          </table:table-cell>
          <table:table-cell table:style-name="ce6" office:value-type="float" office:value="0.09721" calcext:value-type="float">
            <text:p>0.09721</text:p>
          </table:table-cell>
          <table:table-cell table:style-name="ce6" office:value-type="float" office:value="0.1799" calcext:value-type="float">
            <text:p>0.1799</text:p>
          </table:table-cell>
          <table:table-cell table:style-name="ce6" office:value-type="float" office:value="0.4912" calcext:value-type="float">
            <text:p>0.4912</text:p>
          </table:table-cell>
          <table:table-cell table:style-name="ce14" table:formula="of:=IF([.V11]=&quot;&quot;;&quot;&quot;;LN(2)/[.V11])" office:value-type="float" office:value="7.13041025161964" calcext:value-type="float">
            <text:p>7.130</text:p>
          </table:table-cell>
          <table:table-cell table:style-name="ce14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6" office:value-type="float" office:value="0.01076" calcext:value-type="float">
            <text:p>0.01076</text:p>
          </table:table-cell>
          <table:table-cell table:style-name="ce6" office:value-type="float" office:value="0.001862" calcext:value-type="float">
            <text:p>0.001862</text:p>
          </table:table-cell>
          <table:table-cell table:style-name="ce6" office:value-type="float" office:value="1.17" calcext:value-type="float">
            <text:p>1.17</text:p>
          </table:table-cell>
          <table:table-cell table:style-name="ce14" table:formula="of:=IF([.AA11]=&quot;&quot;;&quot;&quot;;LN(2)/[.AA11])" office:value-type="float" office:value="64.4188829516678" calcext:value-type="float">
            <text:p>64.419</text:p>
          </table:table-cell>
          <table:table-cell table:style-name="ce14" table:formula="of:=IF([.AD11]=&quot;&quot;;&quot;&quot;;(LN(10)/LN(2))*[.AD11])" office:value-type="float" office:value="213.994897118406" calcext:value-type="float">
            <text:p>213.995</text:p>
          </table:table-cell>
          <table:table-cell table:number-columns-repeated="993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7.839" calcext:value-type="float">
            <text:p>7.839</text:p>
          </table:table-cell>
          <table:table-cell table:style-name="ce6" office:value-type="float" office:value="25.92" calcext:value-type="float">
            <text:p>25.92</text:p>
          </table:table-cell>
          <table:table-cell table:style-name="ce6" office:value-type="float" office:value="0.3499" calcext:value-type="float">
            <text:p>0.3499</text:p>
          </table:table-cell>
          <table:table-cell table:style-name="ce14" table:formula="of:=IF([.B12]=&quot;&quot;;&quot;&quot;;LN(2)/[.B12])" office:value-type="float" office:value="0.0884229086056825" calcext:value-type="float">
            <text:p>0.088</text:p>
          </table:table-cell>
          <table:table-cell table:style-name="ce14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6" office:value-type="float" office:value="0.07422" calcext:value-type="float">
            <text:p>0.07422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454" calcext:value-type="float">
            <text:p>0.2454</text:p>
          </table:table-cell>
          <table:table-cell table:style-name="ce14" table:formula="of:=IF([.G12]=&quot;&quot;;&quot;&quot;;LN(2)/[.G12])" office:value-type="float" office:value="9.33908893236251" calcext:value-type="float">
            <text:p>9.339</text:p>
          </table:table-cell>
          <table:table-cell table:style-name="ce14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6" office:value-type="float" office:value="0.03419" calcext:value-type="float">
            <text:p>0.03419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6" office:value-type="float" office:value="0.5606" calcext:value-type="float">
            <text:p>0.5606</text:p>
          </table:table-cell>
          <table:table-cell table:style-name="ce14" table:formula="of:=IF([.L12]=&quot;&quot;;&quot;&quot;;LN(2)/[.L12])" office:value-type="float" office:value="20.273389311493" calcext:value-type="float">
            <text:p>20.273</text:p>
          </table:table-cell>
          <table:table-cell table:style-name="ce14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float" office:value="4.515" calcext:value-type="float">
            <text:p>4.515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14" table:formula="of:=IF([.Q12]=&quot;&quot;;&quot;&quot;;LN(2)/[.Q12])" office:value-type="float" office:value="0.464264688921598" calcext:value-type="float">
            <text:p>0.464</text:p>
          </table:table-cell>
          <table:table-cell table:style-name="ce14" table:formula="of:=IF([.T12]=&quot;&quot;;&quot;&quot;;(LN(10)/LN(2))*[.T12])" office:value-type="float" office:value="1.5422539135928" calcext:value-type="float">
            <text:p>1.542</text:p>
          </table:table-cell>
          <table:table-cell table:style-name="ce6" office:value-type="float" office:value="0.08552" calcext:value-type="float">
            <text:p>0.08552</text:p>
          </table:table-cell>
          <table:table-cell table:style-name="ce6" office:value-type="float" office:value="0.1661" calcext:value-type="float">
            <text:p>0.1661</text:p>
          </table:table-cell>
          <table:table-cell table:style-name="ce6" office:value-type="float" office:value="0.5112" calcext:value-type="float">
            <text:p>0.5112</text:p>
          </table:table-cell>
          <table:table-cell table:style-name="ce14" table:formula="of:=IF([.V12]=&quot;&quot;;&quot;&quot;;LN(2)/[.V12])" office:value-type="float" office:value="8.10508864078514" calcext:value-type="float">
            <text:p>8.105</text:p>
          </table:table-cell>
          <table:table-cell table:style-name="ce14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6" office:value-type="float" office:value="0.01012" calcext:value-type="float">
            <text:p>0.01012</text:p>
          </table:table-cell>
          <table:table-cell table:style-name="ce6" office:value-type="float" office:value="0.001404" calcext:value-type="float">
            <text:p>0.00140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14" table:formula="of:=IF([.AA12]=&quot;&quot;;&quot;&quot;;LN(2)/[.AA12])" office:value-type="float" office:value="68.4928044031566" calcext:value-type="float">
            <text:p>68.493</text:p>
          </table:table-cell>
          <table:table-cell table:style-name="ce14" table:formula="of:=IF([.AD12]=&quot;&quot;;&quot;&quot;;(LN(10)/LN(2))*[.AD12])" office:value-type="float" office:value="227.528171244471" calcext:value-type="float">
            <text:p>227.528</text:p>
          </table:table-cell>
          <table:table-cell table:number-columns-repeated="99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6.951" calcext:value-type="float">
            <text:p>6.951</text:p>
          </table:table-cell>
          <table:table-cell table:style-name="ce6" office:value-type="float" office:value="24.89" calcext:value-type="float">
            <text:p>24.89</text:p>
          </table:table-cell>
          <table:table-cell table:style-name="ce6" office:value-type="float" office:value="0.4198" calcext:value-type="float">
            <text:p>0.4198</text:p>
          </table:table-cell>
          <table:table-cell table:style-name="ce14" table:formula="of:=IF([.B13]=&quot;&quot;;&quot;&quot;;LN(2)/[.B13])" office:value-type="float" office:value="0.0997190592087391" calcext:value-type="float">
            <text:p>0.100</text:p>
          </table:table-cell>
          <table:table-cell table:style-name="ce14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6" office:value-type="float" office:value="0.06251" calcext:value-type="float">
            <text:p>0.06251</text:p>
          </table:table-cell>
          <table:table-cell table:style-name="ce6" office:value-type="float" office:value="0.1692" calcext:value-type="float">
            <text:p>0.1692</text:p>
          </table:table-cell>
          <table:table-cell table:style-name="ce6" office:value-type="float" office:value="0.2733" calcext:value-type="float">
            <text:p>0.2733</text:p>
          </table:table-cell>
          <table:table-cell table:style-name="ce14" table:formula="of:=IF([.G13]=&quot;&quot;;&quot;&quot;;LN(2)/[.G13])" office:value-type="float" office:value="11.0885807160446" calcext:value-type="float">
            <text:p>11.089</text:p>
          </table:table-cell>
          <table:table-cell table:style-name="ce14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6" office:value-type="float" office:value="0.02985" calcext:value-type="float">
            <text:p>0.02985</text:p>
          </table:table-cell>
          <table:table-cell table:style-name="ce6" office:value-type="float" office:value="0.07961" calcext:value-type="float">
            <text:p>0.07961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14" table:formula="of:=IF([.L13]=&quot;&quot;;&quot;&quot;;LN(2)/[.L13])" office:value-type="float" office:value="23.221011074035" calcext:value-type="float">
            <text:p>23.221</text:p>
          </table:table-cell>
          <table:table-cell table:style-name="ce14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4.219" calcext:value-type="float">
            <text:p>4.219</text:p>
          </table:table-cell>
          <table:table-cell table:style-name="ce6" office:value-type="float" office:value="0.4571" calcext:value-type="float">
            <text:p>0.4571</text:p>
          </table:table-cell>
          <table:table-cell table:style-name="ce14" table:formula="of:=IF([.Q13]=&quot;&quot;;&quot;&quot;;LN(2)/[.Q13])" office:value-type="float" office:value="0.58592322955194" calcext:value-type="float">
            <text:p>0.586</text:p>
          </table:table-cell>
          <table:table-cell table:style-name="ce14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6" office:value-type="float" office:value="0.07452" calcext:value-type="float">
            <text:p>0.07452</text:p>
          </table:table-cell>
          <table:table-cell table:style-name="ce6" office:value-type="float" office:value="0.1539" calcext:value-type="float">
            <text:p>0.1539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14" table:formula="of:=IF([.V13]=&quot;&quot;;&quot;&quot;;LN(2)/[.V13])" office:value-type="float" office:value="9.30149195598424" calcext:value-type="float">
            <text:p>9.301</text:p>
          </table:table-cell>
          <table:table-cell table:style-name="ce14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6" office:value-type="float" office:value="0.009512" calcext:value-type="float">
            <text:p>0.009512</text:p>
          </table:table-cell>
          <table:table-cell table:style-name="ce6" office:value-type="float" office:value="0.0009672" calcext:value-type="float">
            <text:p>0.0009672</text:p>
          </table:table-cell>
          <table:table-cell table:style-name="ce6" office:value-type="float" office:value="1.333" calcext:value-type="float">
            <text:p>1.333</text:p>
          </table:table-cell>
          <table:table-cell table:style-name="ce14" table:formula="of:=IF([.AA13]=&quot;&quot;;&quot;&quot;;LN(2)/[.AA13])" office:value-type="float" office:value="72.8708137678664" calcext:value-type="float">
            <text:p>72.871</text:p>
          </table:table-cell>
          <table:table-cell table:style-name="ce14" table:formula="of:=IF([.AD13]=&quot;&quot;;&quot;&quot;;(LN(10)/LN(2))*[.AD13])" office:value-type="float" office:value="242.07160355278" calcext:value-type="float">
            <text:p>242.072</text:p>
          </table:table-cell>
          <table:table-cell table:number-columns-repeated="99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.13" calcext:value-type="float">
            <text:p>6.13</text:p>
          </table:table-cell>
          <table:table-cell table:style-name="ce6" office:value-type="float" office:value="24.09" calcext:value-type="float">
            <text:p>24.09</text:p>
          </table:table-cell>
          <table:table-cell table:style-name="ce6" office:value-type="float" office:value="0.5019" calcext:value-type="float">
            <text:p>0.5019</text:p>
          </table:table-cell>
          <table:table-cell table:style-name="ce14" table:formula="of:=IF([.B14]=&quot;&quot;;&quot;&quot;;LN(2)/[.B14])" office:value-type="float" office:value="0.113074580841753" calcext:value-type="float">
            <text:p>0.113</text:p>
          </table:table-cell>
          <table:table-cell table:style-name="ce14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6" office:value-type="float" office:value="0.05528" calcext:value-type="float">
            <text:p>0.05528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217" calcext:value-type="float">
            <text:p>0.3217</text:p>
          </table:table-cell>
          <table:table-cell table:style-name="ce14" table:formula="of:=IF([.G14]=&quot;&quot;;&quot;&quot;;LN(2)/[.G14])" office:value-type="float" office:value="12.5388419059324" calcext:value-type="float">
            <text:p>12.539</text:p>
          </table:table-cell>
          <table:table-cell table:style-name="ce14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6" office:value-type="float" office:value="0.02609" calcext:value-type="float">
            <text:p>0.02609</text:p>
          </table:table-cell>
          <table:table-cell table:style-name="ce6" office:value-type="float" office:value="0.07597" calcext:value-type="float">
            <text:p>0.07597</text:p>
          </table:table-cell>
          <table:table-cell table:style-name="ce6" office:value-type="float" office:value="0.6756" calcext:value-type="float">
            <text:p>0.6756</text:p>
          </table:table-cell>
          <table:table-cell table:style-name="ce14" table:formula="of:=IF([.L14]=&quot;&quot;;&quot;&quot;;LN(2)/[.L14])" office:value-type="float" office:value="26.5675423748542" calcext:value-type="float">
            <text:p>26.568</text:p>
          </table:table-cell>
          <table:table-cell table:style-name="ce14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6" office:value-type="float" office:value="0.9172" calcext:value-type="float">
            <text:p>0.9172</text:p>
          </table:table-cell>
          <table:table-cell table:style-name="ce6" office:value-type="float" office:value="3.982" calcext:value-type="float">
            <text:p>3.982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14" table:formula="of:=IF([.Q14]=&quot;&quot;;&quot;&quot;;LN(2)/[.Q14])" office:value-type="float" office:value="0.755720868469195" calcext:value-type="float">
            <text:p>0.756</text:p>
          </table:table-cell>
          <table:table-cell table:style-name="ce14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6" office:value-type="float" office:value="0.06514" calcext:value-type="float">
            <text:p>0.06514</text:p>
          </table:table-cell>
          <table:table-cell table:style-name="ce6" office:value-type="float" office:value="0.1443" calcext:value-type="float">
            <text:p>0.1443</text:p>
          </table:table-cell>
          <table:table-cell table:style-name="ce6" office:value-type="float" office:value="0.5582" calcext:value-type="float">
            <text:p>0.5582</text:p>
          </table:table-cell>
          <table:table-cell table:style-name="ce14" table:formula="of:=IF([.V14]=&quot;&quot;;&quot;&quot;;LN(2)/[.V14])" office:value-type="float" office:value="10.6408839508742" calcext:value-type="float">
            <text:p>10.641</text:p>
          </table:table-cell>
          <table:table-cell table:style-name="ce14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6" office:value-type="float" office:value="0.00899" calcext:value-type="float">
            <text:p>0.00899</text:p>
          </table:table-cell>
          <table:table-cell table:style-name="ce6" office:value-type="float" office:value="0.000647" calcext:value-type="float">
            <text:p>0.000647</text:p>
          </table:table-cell>
          <table:table-cell table:style-name="ce6" office:value-type="float" office:value="1.353" calcext:value-type="float">
            <text:p>1.353</text:p>
          </table:table-cell>
          <table:table-cell table:style-name="ce14" table:formula="of:=IF([.AA14]=&quot;&quot;;&quot;&quot;;LN(2)/[.AA14])" office:value-type="float" office:value="77.1020223092264" calcext:value-type="float">
            <text:p>77.102</text:p>
          </table:table-cell>
          <table:table-cell table:style-name="ce14" table:formula="of:=IF([.AD14]=&quot;&quot;;&quot;&quot;;(LN(10)/LN(2))*[.AD14])" office:value-type="float" office:value="256.127374081651" calcext:value-type="float">
            <text:p>256.127</text:p>
          </table:table-cell>
          <table:table-cell table:number-columns-repeated="99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5.369" calcext:value-type="float">
            <text:p>5.369</text:p>
          </table:table-cell>
          <table:table-cell table:style-name="ce6" office:value-type="float" office:value="23.49" calcext:value-type="float">
            <text:p>23.49</text:p>
          </table:table-cell>
          <table:table-cell table:style-name="ce6" office:value-type="float" office:value="0.5881" calcext:value-type="float">
            <text:p>0.5881</text:p>
          </table:table-cell>
          <table:table-cell table:style-name="ce14" table:formula="of:=IF([.B15]=&quot;&quot;;&quot;&quot;;LN(2)/[.B15])" office:value-type="float" office:value="0.129101728545343" calcext:value-type="float">
            <text:p>0.129</text:p>
          </table:table-cell>
          <table:table-cell table:style-name="ce14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6" office:value-type="float" office:value="0.05087" calcext:value-type="float">
            <text:p>0.05087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847" calcext:value-type="float">
            <text:p>0.3847</text:p>
          </table:table-cell>
          <table:table-cell table:style-name="ce14" table:formula="of:=IF([.G15]=&quot;&quot;;&quot;&quot;;LN(2)/[.G15])" office:value-type="float" office:value="13.6258537558472" calcext:value-type="float">
            <text:p>13.626</text:p>
          </table:table-cell>
          <table:table-cell table:style-name="ce14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6" office:value-type="float" office:value="0.02302" calcext:value-type="float">
            <text:p>0.02302</text:p>
          </table:table-cell>
          <table:table-cell table:style-name="ce6" office:value-type="float" office:value="0.07163" calcext:value-type="float">
            <text:p>0.07163</text:p>
          </table:table-cell>
          <table:table-cell table:style-name="ce6" office:value-type="float" office:value="0.7299" calcext:value-type="float">
            <text:p>0.7299</text:p>
          </table:table-cell>
          <table:table-cell table:style-name="ce14" table:formula="of:=IF([.L15]=&quot;&quot;;&quot;&quot;;LN(2)/[.L15])" office:value-type="float" office:value="30.1106507628126" calcext:value-type="float">
            <text:p>30.111</text:p>
          </table:table-cell>
          <table:table-cell table:style-name="ce14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6" office:value-type="float" office:value="0.7149" calcext:value-type="float">
            <text:p>0.7149</text:p>
          </table:table-cell>
          <table:table-cell table:style-name="ce6" office:value-type="float" office:value="3.798" calcext:value-type="float">
            <text:p>3.798</text:p>
          </table:table-cell>
          <table:table-cell table:style-name="ce6" office:value-type="float" office:value="0.5378" calcext:value-type="float">
            <text:p>0.5378</text:p>
          </table:table-cell>
          <table:table-cell table:style-name="ce14" table:formula="of:=IF([.Q15]=&quot;&quot;;&quot;&quot;;LN(2)/[.Q15])" office:value-type="float" office:value="0.969572220674144" calcext:value-type="float">
            <text:p>0.970</text:p>
          </table:table-cell>
          <table:table-cell table:style-name="ce14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6" office:value-type="float" office:value="0.05791" calcext:value-type="float">
            <text:p>0.05791</text:p>
          </table:table-cell>
          <table:table-cell table:style-name="ce6" office:value-type="float" office:value="0.1357" calcext:value-type="float">
            <text:p>0.1357</text:p>
          </table:table-cell>
          <table:table-cell table:style-name="ce6" office:value-type="float" office:value="0.5967" calcext:value-type="float">
            <text:p>0.5967</text:p>
          </table:table-cell>
          <table:table-cell table:style-name="ce14" table:formula="of:=IF([.V15]=&quot;&quot;;&quot;&quot;;LN(2)/[.V15])" office:value-type="float" office:value="11.969386644102" calcext:value-type="float">
            <text:p>11.969</text:p>
          </table:table-cell>
          <table:table-cell table:style-name="ce14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6" office:value-type="float" office:value="0.00855" calcext:value-type="float">
            <text:p>0.00855</text:p>
          </table:table-cell>
          <table:table-cell table:style-name="ce6" office:value-type="float" office:value="0.000539" calcext:value-type="float">
            <text:p>0.000539</text:p>
          </table:table-cell>
          <table:table-cell table:style-name="ce6" office:value-type="float" office:value="1.194" calcext:value-type="float">
            <text:p>1.194</text:p>
          </table:table-cell>
          <table:table-cell table:style-name="ce14" table:formula="of:=IF([.AA15]=&quot;&quot;;&quot;&quot;;LN(2)/[.AA15])" office:value-type="float" office:value="81.0698456795258" calcext:value-type="float">
            <text:p>81.070</text:p>
          </table:table-cell>
          <table:table-cell table:style-name="ce14" table:formula="of:=IF([.AD15]=&quot;&quot;;&quot;&quot;;(LN(10)/LN(2))*[.AD15])" office:value-type="float" office:value="269.308198010999" calcext:value-type="float">
            <text:p>269.308</text:p>
          </table:table-cell>
          <table:table-cell table:number-columns-repeated="99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.666" calcext:value-type="float">
            <text:p>4.666</text:p>
          </table:table-cell>
          <table:table-cell table:style-name="ce6" office:value-type="float" office:value="22.69" calcext:value-type="float">
            <text:p>22.69</text:p>
          </table:table-cell>
          <table:table-cell table:style-name="ce6" office:value-type="float" office:value="0.6618" calcext:value-type="float">
            <text:p>0.6618</text:p>
          </table:table-cell>
          <table:table-cell table:style-name="ce14" table:formula="of:=IF([.B16]=&quot;&quot;;&quot;&quot;;LN(2)/[.B16])" office:value-type="float" office:value="0.148552760514347" calcext:value-type="float">
            <text:p>0.149</text:p>
          </table:table-cell>
          <table:table-cell table:style-name="ce14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6" office:value-type="float" office:value="0.04797" calcext:value-type="float">
            <text:p>0.04797</text:p>
          </table:table-cell>
          <table:table-cell table:style-name="ce6" office:value-type="float" office:value="0.1663" calcext:value-type="float">
            <text:p>0.1663</text:p>
          </table:table-cell>
          <table:table-cell table:style-name="ce6" office:value-type="float" office:value="0.4492" calcext:value-type="float">
            <text:p>0.4492</text:p>
          </table:table-cell>
          <table:table-cell table:style-name="ce14" table:formula="of:=IF([.G16]=&quot;&quot;;&quot;&quot;;LN(2)/[.G16])" office:value-type="float" office:value="14.449597259953" calcext:value-type="float">
            <text:p>14.450</text:p>
          </table:table-cell>
          <table:table-cell table:style-name="ce14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6" office:value-type="float" office:value="0.02066" calcext:value-type="float">
            <text:p>0.02066</text:p>
          </table:table-cell>
          <table:table-cell table:style-name="ce6" office:value-type="float" office:value="0.06649" calcext:value-type="float">
            <text:p>0.06649</text:p>
          </table:table-cell>
          <table:table-cell table:style-name="ce6" office:value-type="float" office:value="0.775" calcext:value-type="float">
            <text:p>0.775</text:p>
          </table:table-cell>
          <table:table-cell table:style-name="ce14" table:formula="of:=IF([.L16]=&quot;&quot;;&quot;&quot;;LN(2)/[.L16])" office:value-type="float" office:value="33.550202350433" calcext:value-type="float">
            <text:p>33.550</text:p>
          </table:table-cell>
          <table:table-cell table:style-name="ce14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6" office:value-type="float" office:value="0.5793" calcext:value-type="float">
            <text:p>0.5793</text:p>
          </table:table-cell>
          <table:table-cell table:style-name="ce6" office:value-type="float" office:value="3.629" calcext:value-type="float">
            <text:p>3.629</text:p>
          </table:table-cell>
          <table:table-cell table:style-name="ce6" office:value-type="float" office:value="0.5908" calcext:value-type="float">
            <text:p>0.5908</text:p>
          </table:table-cell>
          <table:table-cell table:style-name="ce14" table:formula="of:=IF([.Q16]=&quot;&quot;;&quot;&quot;;LN(2)/[.Q16])" office:value-type="float" office:value="1.19652542820636" calcext:value-type="float">
            <text:p>1.197</text:p>
          </table:table-cell>
          <table:table-cell table:style-name="ce14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6" office:value-type="float" office:value="0.05291" calcext:value-type="float">
            <text:p>0.05291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6478" calcext:value-type="float">
            <text:p>0.6478</text:p>
          </table:table-cell>
          <table:table-cell table:style-name="ce14" table:formula="of:=IF([.V16]=&quot;&quot;;&quot;&quot;;LN(2)/[.V16])" office:value-type="float" office:value="13.1004948130778" calcext:value-type="float">
            <text:p>13.100</text:p>
          </table:table-cell>
          <table:table-cell table:style-name="ce14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6" office:value-type="float" office:value="0.005203" calcext:value-type="float">
            <text:p>0.005203</text:p>
          </table:table-cell>
          <table:table-cell table:style-name="ce6" office:value-type="float" office:value="0.0006421" calcext:value-type="float">
            <text:p>0.0006421</text:p>
          </table:table-cell>
          <table:table-cell table:style-name="ce6" office:value-type="float" office:value="1.062" calcext:value-type="float">
            <text:p>1.062</text:p>
          </table:table-cell>
          <table:table-cell table:style-name="ce14" table:formula="of:=IF([.AA16]=&quot;&quot;;&quot;&quot;;LN(2)/[.AA16])" office:value-type="float" office:value="133.220676640389" calcext:value-type="float">
            <text:p>133.221</text:p>
          </table:table-cell>
          <table:table-cell table:style-name="ce14" table:formula="of:=IF([.AD16]=&quot;&quot;;&quot;&quot;;(LN(10)/LN(2))*[.AD16])" office:value-type="float" office:value="442.549508551614" calcext:value-type="float">
            <text:p>442.550</text:p>
          </table:table-cell>
          <table:table-cell table:number-columns-repeated="993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21.69" calcext:value-type="float">
            <text:p>21.69</text:p>
          </table:table-cell>
          <table:table-cell table:style-name="ce6" office:value-type="float" office:value="0.7187" calcext:value-type="float">
            <text:p>0.7187</text:p>
          </table:table-cell>
          <table:table-cell table:style-name="ce14" table:formula="of:=IF([.B17]=&quot;&quot;;&quot;&quot;;LN(2)/[.B17])" office:value-type="float" office:value="0.171571084297016" calcext:value-type="float">
            <text:p>0.172</text:p>
          </table:table-cell>
          <table:table-cell table:style-name="ce14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6" office:value-type="float" office:value="0.04583" calcext:value-type="float">
            <text:p>0.04583</text:p>
          </table:table-cell>
          <table:table-cell table:style-name="ce6" office:value-type="float" office:value="0.1549" calcext:value-type="float">
            <text:p>0.1549</text:p>
          </table:table-cell>
          <table:table-cell table:style-name="ce6" office:value-type="float" office:value="0.4926" calcext:value-type="float">
            <text:p>0.4926</text:p>
          </table:table-cell>
          <table:table-cell table:style-name="ce14" table:formula="of:=IF([.G17]=&quot;&quot;;&quot;&quot;;LN(2)/[.G17])" office:value-type="float" office:value="15.1243111621197" calcext:value-type="float">
            <text:p>15.124</text:p>
          </table:table-cell>
          <table:table-cell table:style-name="ce14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6" office:value-type="float" office:value="0.01886" calcext:value-type="float">
            <text:p>0.01886</text:p>
          </table:table-cell>
          <table:table-cell table:style-name="ce6" office:value-type="float" office:value="0.06093" calcext:value-type="float">
            <text:p>0.06093</text:p>
          </table:table-cell>
          <table:table-cell table:style-name="ce6" office:value-type="float" office:value="0.8103" calcext:value-type="float">
            <text:p>0.8103</text:p>
          </table:table-cell>
          <table:table-cell table:style-name="ce14" table:formula="of:=IF([.L17]=&quot;&quot;;&quot;&quot;;LN(2)/[.L17])" office:value-type="float" office:value="36.7522365090109" calcext:value-type="float">
            <text:p>36.752</text:p>
          </table:table-cell>
          <table:table-cell table:style-name="ce14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6" office:value-type="float" office:value="0.4921" calcext:value-type="float">
            <text:p>0.4921</text:p>
          </table:table-cell>
          <table:table-cell table:style-name="ce6" office:value-type="float" office:value="3.428" calcext:value-type="float">
            <text:p>3.428</text:p>
          </table:table-cell>
          <table:table-cell table:style-name="ce6" office:value-type="float" office:value="0.6427" calcext:value-type="float">
            <text:p>0.6427</text:p>
          </table:table-cell>
          <table:table-cell table:style-name="ce14" table:formula="of:=IF([.Q17]=&quot;&quot;;&quot;&quot;;LN(2)/[.Q17])" office:value-type="float" office:value="1.40854944230836" calcext:value-type="float">
            <text:p>1.409</text:p>
          </table:table-cell>
          <table:table-cell table:style-name="ce14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6" office:value-type="float" office:value="0.04955" calcext:value-type="float">
            <text:p>0.04955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97" calcext:value-type="float">
            <text:p>0.7097</text:p>
          </table:table-cell>
          <table:table-cell table:style-name="ce14" table:formula="of:=IF([.V17]=&quot;&quot;;&quot;&quot;;LN(2)/[.V17])" office:value-type="float" office:value="13.9888431999989" calcext:value-type="float">
            <text:p>13.989</text:p>
          </table:table-cell>
          <table:table-cell table:style-name="ce14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6" office:value-type="float" office:value="0.007903" calcext:value-type="float">
            <text:p>0.007903</text:p>
          </table:table-cell>
          <table:table-cell table:style-name="ce6" office:value-type="float" office:value="0.000864" calcext:value-type="float">
            <text:p>0.000864</text:p>
          </table:table-cell>
          <table:table-cell table:style-name="ce6" office:value-type="float" office:value="0.9703" calcext:value-type="float">
            <text:p>0.9703</text:p>
          </table:table-cell>
          <table:table-cell table:style-name="ce14" table:formula="of:=IF([.AA17]=&quot;&quot;;&quot;&quot;;LN(2)/[.AA17])" office:value-type="float" office:value="87.7068430418759" calcext:value-type="float">
            <text:p>87.707</text:p>
          </table:table-cell>
          <table:table-cell table:style-name="ce14" table:formula="of:=IF([.AD17]=&quot;&quot;;&quot;&quot;;(LN(10)/LN(2))*[.AD17])" office:value-type="float" office:value="291.355826014684" calcext:value-type="float">
            <text:p>291.356</text:p>
          </table:table-cell>
          <table:table-cell table:number-columns-repeated="99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.504" calcext:value-type="float">
            <text:p>3.504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0.755" calcext:value-type="float">
            <text:p>0.755</text:p>
          </table:table-cell>
          <table:table-cell table:style-name="ce14" table:formula="of:=IF([.B18]=&quot;&quot;;&quot;&quot;;LN(2)/[.B18])" office:value-type="float" office:value="0.197815976187199" calcext:value-type="float">
            <text:p>0.198</text:p>
          </table:table-cell>
          <table:table-cell table:style-name="ce14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6" office:value-type="float" office:value="0.04398" calcext:value-type="float">
            <text:p>0.04398</text:p>
          </table:table-cell>
          <table:table-cell table:style-name="ce6" office:value-type="float" office:value="0.1348" calcext:value-type="float">
            <text:p>0.1348</text:p>
          </table:table-cell>
          <table:table-cell table:style-name="ce6" office:value-type="float" office:value="0.4943" calcext:value-type="float">
            <text:p>0.4943</text:p>
          </table:table-cell>
          <table:table-cell table:style-name="ce14" table:formula="of:=IF([.G18]=&quot;&quot;;&quot;&quot;;LN(2)/[.G18])" office:value-type="float" office:value="15.7605088803989" calcext:value-type="float">
            <text:p>15.761</text:p>
          </table:table-cell>
          <table:table-cell table:style-name="ce14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6" office:value-type="float" office:value="0.01746" calcext:value-type="float">
            <text:p>0.01746</text:p>
          </table:table-cell>
          <table:table-cell table:style-name="ce6" office:value-type="float" office:value="0.05558" calcext:value-type="float">
            <text:p>0.05558</text:p>
          </table:table-cell>
          <table:table-cell table:style-name="ce6" office:value-type="float" office:value="0.8392" calcext:value-type="float">
            <text:p>0.8392</text:p>
          </table:table-cell>
          <table:table-cell table:style-name="ce14" table:formula="of:=IF([.L18]=&quot;&quot;;&quot;&quot;;LN(2)/[.L18])" office:value-type="float" office:value="39.6991512348193" calcext:value-type="float">
            <text:p>39.699</text:p>
          </table:table-cell>
          <table:table-cell table:style-name="ce14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6" office:value-type="float" office:value="0.4355" calcext:value-type="float">
            <text:p>0.4355</text:p>
          </table:table-cell>
          <table:table-cell table:style-name="ce6" office:value-type="float" office:value="3.178" calcext:value-type="float">
            <text:p>3.178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14" table:formula="of:=IF([.Q18]=&quot;&quot;;&quot;&quot;;LN(2)/[.Q18])" office:value-type="float" office:value="1.59161235490229" calcext:value-type="float">
            <text:p>1.592</text:p>
          </table:table-cell>
          <table:table-cell table:style-name="ce14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6" office:value-type="float" office:value="0.04721" calcext:value-type="float">
            <text:p>0.04721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7786" calcext:value-type="float">
            <text:p>0.7786</text:p>
          </table:table-cell>
          <table:table-cell table:style-name="ce14" table:formula="of:=IF([.V18]=&quot;&quot;;&quot;&quot;;LN(2)/[.V18])" office:value-type="float" office:value="14.6822109841124" calcext:value-type="float">
            <text:p>14.682</text:p>
          </table:table-cell>
          <table:table-cell table:style-name="ce14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6" office:value-type="float" office:value="0.007686" calcext:value-type="float">
            <text:p>0.007686</text:p>
          </table:table-cell>
          <table:table-cell table:style-name="ce6" office:value-type="float" office:value="0.001056" calcext:value-type="float">
            <text:p>0.001056</text:p>
          </table:table-cell>
          <table:table-cell table:style-name="ce6" office:value-type="float" office:value="1.015" calcext:value-type="float">
            <text:p>1.015</text:p>
          </table:table-cell>
          <table:table-cell table:style-name="ce14" table:formula="of:=IF([.AA18]=&quot;&quot;;&quot;&quot;;LN(2)/[.AA18])" office:value-type="float" office:value="90.183083601346" calcext:value-type="float">
            <text:p>90.183</text:p>
          </table:table-cell>
          <table:table-cell table:style-name="ce14" table:formula="of:=IF([.AD18]=&quot;&quot;;&quot;&quot;;(LN(10)/LN(2))*[.AD18])" office:value-type="float" office:value="299.581719098887" calcext:value-type="float">
            <text:p>299.582</text:p>
          </table:table-cell>
          <table:table-cell table:number-columns-repeated="993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.067" calcext:value-type="float">
            <text:p>3.067</text:p>
          </table:table-cell>
          <table:table-cell table:style-name="ce6" office:value-type="float" office:value="18.83" calcext:value-type="float">
            <text:p>18.83</text:p>
          </table:table-cell>
          <table:table-cell table:style-name="ce6" office:value-type="float" office:value="0.7726" calcext:value-type="float">
            <text:p>0.7726</text:p>
          </table:table-cell>
          <table:table-cell table:style-name="ce14" table:formula="of:=IF([.B19]=&quot;&quot;;&quot;&quot;;LN(2)/[.B19])" office:value-type="float" office:value="0.226001689129425" calcext:value-type="float">
            <text:p>0.226</text:p>
          </table:table-cell>
          <table:table-cell table:style-name="ce14" table:formula="of:=IF([.E19]=&quot;&quot;;&quot;&quot;;(LN(10)/LN(2))*[.E19])" office:value-type="float" office:value="0.750761360611035" calcext:value-type="float">
            <text:p>0.751</text:p>
          </table:table-cell>
          <table:table-cell table:style-name="ce6" office:value-type="float" office:value="0.04228" calcext:value-type="float">
            <text:p>0.04228</text:p>
          </table:table-cell>
          <table:table-cell table:style-name="ce6" office:value-type="float" office:value="0.1137" calcext:value-type="float">
            <text:p>0.1137</text:p>
          </table:table-cell>
          <table:table-cell table:style-name="ce6" office:value-type="float" office:value="0.469" calcext:value-type="float">
            <text:p>0.469</text:p>
          </table:table-cell>
          <table:table-cell table:style-name="ce14" table:formula="of:=IF([.G19]=&quot;&quot;;&quot;&quot;;LN(2)/[.G19])" office:value-type="float" office:value="16.3942095685891" calcext:value-type="float">
            <text:p>16.394</text:p>
          </table:table-cell>
          <table:table-cell table:style-name="ce14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6" office:value-type="float" office:value="0.01663" calcext:value-type="float">
            <text:p>0.01663</text:p>
          </table:table-cell>
          <table:table-cell table:style-name="ce6" office:value-type="float" office:value="0.05039" calcext:value-type="float">
            <text:p>0.05039</text:p>
          </table:table-cell>
          <table:table-cell table:style-name="ce6" office:value-type="float" office:value="0.8585" calcext:value-type="float">
            <text:p>0.8585</text:p>
          </table:table-cell>
          <table:table-cell table:style-name="ce14" table:formula="of:=IF([.L19]=&quot;&quot;;&quot;&quot;;LN(2)/[.L19])" office:value-type="float" office:value="41.6805279951861" calcext:value-type="float">
            <text:p>41.681</text:p>
          </table:table-cell>
          <table:table-cell table:style-name="ce14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6" office:value-type="float" office:value="0.3971" calcext:value-type="float">
            <text:p>0.3971</text:p>
          </table:table-cell>
          <table:table-cell table:style-name="ce6" office:value-type="float" office:value="2.913" calcext:value-type="float">
            <text:p>2.913</text:p>
          </table:table-cell>
          <table:table-cell table:style-name="ce6" office:value-type="float" office:value="0.7204" calcext:value-type="float">
            <text:p>0.7204</text:p>
          </table:table-cell>
          <table:table-cell table:style-name="ce14" table:formula="of:=IF([.Q19]=&quot;&quot;;&quot;&quot;;LN(2)/[.Q19])" office:value-type="float" office:value="1.74552299309984" calcext:value-type="float">
            <text:p>1.746</text:p>
          </table:table-cell>
          <table:table-cell table:style-name="ce14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6" office:value-type="float" office:value="0.0455" calcext:value-type="float">
            <text:p>0.0455</text:p>
          </table:table-cell>
          <table:table-cell table:style-name="ce6" office:value-type="float" office:value="0.1077" calcext:value-type="float">
            <text:p>0.1077</text:p>
          </table:table-cell>
          <table:table-cell table:style-name="ce6" office:value-type="float" office:value="0.8522" calcext:value-type="float">
            <text:p>0.8522</text:p>
          </table:table-cell>
          <table:table-cell table:style-name="ce14" table:formula="of:=IF([.V19]=&quot;&quot;;&quot;&quot;;LN(2)/[.V19])" office:value-type="float" office:value="15.2340039683504" calcext:value-type="float">
            <text:p>15.234</text:p>
          </table:table-cell>
          <table:table-cell table:style-name="ce14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6" office:value-type="float" office:value="0.007511" calcext:value-type="float">
            <text:p>0.007511</text:p>
          </table:table-cell>
          <table:table-cell table:style-name="ce6" office:value-type="float" office:value="0.001159" calcext:value-type="float">
            <text:p>0.00115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14" table:formula="of:=IF([.AA19]=&quot;&quot;;&quot;&quot;;LN(2)/[.AA19])" office:value-type="float" office:value="92.28427380641" calcext:value-type="float">
            <text:p>92.284</text:p>
          </table:table-cell>
          <table:table-cell table:style-name="ce14" table:formula="of:=IF([.AD19]=&quot;&quot;;&quot;&quot;;(LN(10)/LN(2))*[.AD19])" office:value-type="float" office:value="306.561721873791" calcext:value-type="float">
            <text:p>306.562</text:p>
          </table:table-cell>
          <table:table-cell table:number-columns-repeated="993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2.731" calcext:value-type="float">
            <text:p>2.731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0.7714" calcext:value-type="float">
            <text:p>0.7714</text:p>
          </table:table-cell>
          <table:table-cell table:style-name="ce14" table:formula="of:=IF([.B20]=&quot;&quot;;&quot;&quot;;LN(2)/[.B20])" office:value-type="float" office:value="0.253807096506754" calcext:value-type="float">
            <text:p>0.254</text:p>
          </table:table-cell>
          <table:table-cell table:style-name="ce14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6" office:value-type="float" office:value="0.04068" calcext:value-type="float">
            <text:p>0.04068</text:p>
          </table:table-cell>
          <table:table-cell table:style-name="ce6" office:value-type="float" office:value="0.09705" calcext:value-type="float">
            <text:p>0.09705</text:p>
          </table:table-cell>
          <table:table-cell table:style-name="ce6" office:value-type="float" office:value="0.4406" calcext:value-type="float">
            <text:p>0.4406</text:p>
          </table:table-cell>
          <table:table-cell table:style-name="ce14" table:formula="of:=IF([.G20]=&quot;&quot;;&quot;&quot;;LN(2)/[.G20])" office:value-type="float" office:value="17.0390162379534" calcext:value-type="float">
            <text:p>17.039</text:p>
          </table:table-cell>
          <table:table-cell table:style-name="ce14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6" office:value-type="float" office:value="0.01543" calcext:value-type="float">
            <text:p>0.01543</text:p>
          </table:table-cell>
          <table:table-cell table:style-name="ce6" office:value-type="float" office:value="0.04571" calcext:value-type="float">
            <text:p>0.04571</text:p>
          </table:table-cell>
          <table:table-cell table:style-name="ce6" office:value-type="float" office:value="0.8763" calcext:value-type="float">
            <text:p>0.8763</text:p>
          </table:table-cell>
          <table:table-cell table:style-name="ce14" table:formula="of:=IF([.L20]=&quot;&quot;;&quot;&quot;;LN(2)/[.L20])" office:value-type="float" office:value="44.9220466986355" calcext:value-type="float">
            <text:p>44.922</text:p>
          </table:table-cell>
          <table:table-cell table:style-name="ce14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6" office:value-type="float" office:value="0.3681" calcext:value-type="float">
            <text:p>0.3681</text:p>
          </table:table-cell>
          <table:table-cell table:style-name="ce6" office:value-type="float" office:value="2.654" calcext:value-type="float">
            <text:p>2.654</text:p>
          </table:table-cell>
          <table:table-cell table:style-name="ce6" office:value-type="float" office:value="0.7461" calcext:value-type="float">
            <text:p>0.7461</text:p>
          </table:table-cell>
          <table:table-cell table:style-name="ce14" table:formula="of:=IF([.Q20]=&quot;&quot;;&quot;&quot;;LN(2)/[.Q20])" office:value-type="float" office:value="1.88304042531906" calcext:value-type="float">
            <text:p>1.883</text:p>
          </table:table-cell>
          <table:table-cell table:style-name="ce14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6" office:value-type="float" office:value="0.0441" calcext:value-type="float">
            <text:p>0.0441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float" office:value="0.9222" calcext:value-type="float">
            <text:p>0.9222</text:p>
          </table:table-cell>
          <table:table-cell table:style-name="ce14" table:formula="of:=IF([.V20]=&quot;&quot;;&quot;&quot;;LN(2)/[.V20])" office:value-type="float" office:value="15.7176231419489" calcext:value-type="float">
            <text:p>15.718</text:p>
          </table:table-cell>
          <table:table-cell table:style-name="ce14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6" office:value-type="float" office:value="0.007345" calcext:value-type="float">
            <text:p>0.007345</text:p>
          </table:table-cell>
          <table:table-cell table:style-name="ce6" office:value-type="float" office:value="0.001133" calcext:value-type="float">
            <text:p>0.001133</text:p>
          </table:table-cell>
          <table:table-cell table:style-name="ce6" office:value-type="float" office:value="1.116" calcext:value-type="float">
            <text:p>1.116</text:p>
          </table:table-cell>
          <table:table-cell table:style-name="ce14" table:formula="of:=IF([.AA20]=&quot;&quot;;&quot;&quot;;LN(2)/[.AA20])" office:value-type="float" office:value="94.3699360871267" calcext:value-type="float">
            <text:p>94.370</text:p>
          </table:table-cell>
          <table:table-cell table:style-name="ce14" table:formula="of:=IF([.AD20]=&quot;&quot;;&quot;&quot;;(LN(10)/LN(2))*[.AD20])" office:value-type="float" office:value="313.490142000551" calcext:value-type="float">
            <text:p>313.490</text:p>
          </table:table-cell>
          <table:table-cell table:number-columns-repeated="99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14" table:formula="of:=IF([.B21]=&quot;&quot;;&quot;&quot;;LN(2)/[.B21])" office:value-type="float" office:value="0.277258872223978" calcext:value-type="float">
            <text:p>0.277</text:p>
          </table:table-cell>
          <table:table-cell table:style-name="ce14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6" office:value-type="float" office:value="0.03925" calcext:value-type="float">
            <text:p>0.03925</text:p>
          </table:table-cell>
          <table:table-cell table:style-name="ce6" office:value-type="float" office:value="0.08567" calcext:value-type="float">
            <text:p>0.08567</text:p>
          </table:table-cell>
          <table:table-cell table:style-name="ce6" office:value-type="float" office:value="0.4273" calcext:value-type="float">
            <text:p>0.4273</text:p>
          </table:table-cell>
          <table:table-cell table:style-name="ce14" table:formula="of:=IF([.G21]=&quot;&quot;;&quot;&quot;;LN(2)/[.G21])" office:value-type="float" office:value="17.6598007785973" calcext:value-type="float">
            <text:p>17.660</text:p>
          </table:table-cell>
          <table:table-cell table:style-name="ce14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6" office:value-type="float" office:value="0.01466" calcext:value-type="float">
            <text:p>0.01466</text:p>
          </table:table-cell>
          <table:table-cell table:style-name="ce6" office:value-type="float" office:value="0.04171" calcext:value-type="float">
            <text:p>0.04171</text:p>
          </table:table-cell>
          <table:table-cell table:style-name="ce6" office:value-type="float" office:value="0.8939" calcext:value-type="float">
            <text:p>0.8939</text:p>
          </table:table-cell>
          <table:table-cell table:style-name="ce14" table:formula="of:=IF([.L21]=&quot;&quot;;&quot;&quot;;LN(2)/[.L21])" office:value-type="float" office:value="47.2815266411968" calcext:value-type="float">
            <text:p>47.282</text:p>
          </table:table-cell>
          <table:table-cell table:style-name="ce14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6" office:value-type="float" office:value="0.3415" calcext:value-type="float">
            <text:p>0.341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0.7645" calcext:value-type="float">
            <text:p>0.7645</text:p>
          </table:table-cell>
          <table:table-cell table:style-name="ce14" table:formula="of:=IF([.Q21]=&quot;&quot;;&quot;&quot;;LN(2)/[.Q21])" office:value-type="float" office:value="2.02971355947275" calcext:value-type="float">
            <text:p>2.030</text:p>
          </table:table-cell>
          <table:table-cell table:style-name="ce14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6" office:value-type="float" office:value="0.04278" calcext:value-type="float">
            <text:p>0.04278</text:p>
          </table:table-cell>
          <table:table-cell table:style-name="ce6" office:value-type="float" office:value="0.09466" calcext:value-type="float">
            <text:p>0.09466</text:p>
          </table:table-cell>
          <table:table-cell table:style-name="ce6" office:value-type="float" office:value="0.9791" calcext:value-type="float">
            <text:p>0.9791</text:p>
          </table:table-cell>
          <table:table-cell table:style-name="ce14" table:formula="of:=IF([.V21]=&quot;&quot;;&quot;&quot;;LN(2)/[.V21])" office:value-type="float" office:value="16.2025988910693" calcext:value-type="float">
            <text:p>16.203</text:p>
          </table:table-cell>
          <table:table-cell table:style-name="ce14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6" office:value-type="float" office:value="0.00723" calcext:value-type="float">
            <text:p>0.00723</text:p>
          </table:table-cell>
          <table:table-cell table:style-name="ce6" office:value-type="float" office:value="0.0009343" calcext:value-type="float">
            <text:p>0.0009343</text:p>
          </table:table-cell>
          <table:table-cell table:style-name="ce6" office:value-type="float" office:value="1.309" calcext:value-type="float">
            <text:p>1.309</text:p>
          </table:table-cell>
          <table:table-cell table:style-name="ce14" table:formula="of:=IF([.AA21]=&quot;&quot;;&quot;&quot;;LN(2)/[.AA21])" office:value-type="float" office:value="95.8709793305595" calcext:value-type="float">
            <text:p>95.871</text:p>
          </table:table-cell>
          <table:table-cell table:style-name="ce14" table:formula="of:=IF([.AD21]=&quot;&quot;;&quot;&quot;;(LN(10)/LN(2))*[.AD21])" office:value-type="float" office:value="318.476499722551" calcext:value-type="float">
            <text:p>318.476</text:p>
          </table:table-cell>
          <table:table-cell table:number-columns-repeated="993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.364" calcext:value-type="float">
            <text:p>2.364</text:p>
          </table:table-cell>
          <table:table-cell table:style-name="ce6" office:value-type="float" office:value="13.41" calcext:value-type="float">
            <text:p>13.41</text:p>
          </table:table-cell>
          <table:table-cell table:style-name="ce6" office:value-type="float" office:value="0.7239" calcext:value-type="float">
            <text:p>0.7239</text:p>
          </table:table-cell>
          <table:table-cell table:style-name="ce14" table:formula="of:=IF([.B22]=&quot;&quot;;&quot;&quot;;LN(2)/[.B22])" office:value-type="float" office:value="0.29320946724194" calcext:value-type="float">
            <text:p>0.293</text:p>
          </table:table-cell>
          <table:table-cell table:style-name="ce14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6" office:value-type="float" office:value="0.03808" calcext:value-type="float">
            <text:p>0.03808</text:p>
          </table:table-cell>
          <table:table-cell table:style-name="ce6" office:value-type="float" office:value="0.07862" calcext:value-type="float">
            <text:p>0.07862</text:p>
          </table:table-cell>
          <table:table-cell table:style-name="ce6" office:value-type="float" office:value="0.4394" calcext:value-type="float">
            <text:p>0.4394</text:p>
          </table:table-cell>
          <table:table-cell table:style-name="ce14" table:formula="of:=IF([.G22]=&quot;&quot;;&quot;&quot;;LN(2)/[.G22])" office:value-type="float" office:value="18.2023944474776" calcext:value-type="float">
            <text:p>18.202</text:p>
          </table:table-cell>
          <table:table-cell table:style-name="ce14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6" office:value-type="float" office:value="0.01397" calcext:value-type="float">
            <text:p>0.01397</text:p>
          </table:table-cell>
          <table:table-cell table:style-name="ce6" office:value-type="float" office:value="0.03815" calcext:value-type="float">
            <text:p>0.03815</text:p>
          </table:table-cell>
          <table:table-cell table:style-name="ce6" office:value-type="float" office:value="0.908" calcext:value-type="float">
            <text:p>0.908</text:p>
          </table:table-cell>
          <table:table-cell table:style-name="ce14" table:formula="of:=IF([.L22]=&quot;&quot;;&quot;&quot;;LN(2)/[.L22])" office:value-type="float" office:value="49.6168346857513" calcext:value-type="float">
            <text:p>49.617</text:p>
          </table:table-cell>
          <table:table-cell table:style-name="ce14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6" office:value-type="float" office:value="0.3135" calcext:value-type="float">
            <text:p>0.3135</text:p>
          </table:table-cell>
          <table:table-cell table:style-name="ce6" office:value-type="float" office:value="2.227" calcext:value-type="float">
            <text:p>2.227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14" table:formula="of:=IF([.Q22]=&quot;&quot;;&quot;&quot;;LN(2)/[.Q22])" office:value-type="float" office:value="2.21099579125979" calcext:value-type="float">
            <text:p>2.211</text:p>
          </table:table-cell>
          <table:table-cell table:style-name="ce14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6" office:value-type="float" office:value="0.04143" calcext:value-type="float">
            <text:p>0.04143</text:p>
          </table:table-cell>
          <table:table-cell table:style-name="ce6" office:value-type="float" office:value="0.08751" calcext:value-type="float">
            <text:p>0.08751</text:p>
          </table:table-cell>
          <table:table-cell table:style-name="ce6" office:value-type="float" office:value="1.014" calcext:value-type="float">
            <text:p>1.014</text:p>
          </table:table-cell>
          <table:table-cell table:style-name="ce14" table:formula="of:=IF([.V22]=&quot;&quot;;&quot;&quot;;LN(2)/[.V22])" office:value-type="float" office:value="16.7305619251737" calcext:value-type="float">
            <text:p>16.731</text:p>
          </table:table-cell>
          <table:table-cell table:style-name="ce14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6" office:value-type="float" office:value="0.00705" calcext:value-type="float">
            <text:p>0.00705</text:p>
          </table:table-cell>
          <table:table-cell table:style-name="ce6" office:value-type="float" office:value="0.0006199" calcext:value-type="float">
            <text:p>0.0006199</text:p>
          </table:table-cell>
          <table:table-cell table:style-name="ce6" office:value-type="float" office:value="1.365" calcext:value-type="float">
            <text:p>1.365</text:p>
          </table:table-cell>
          <table:table-cell table:style-name="ce14" table:formula="of:=IF([.AA22]=&quot;&quot;;&quot;&quot;;LN(2)/[.AA22])" office:value-type="float" office:value="98.3187490155951" calcext:value-type="float">
            <text:p>98.319</text:p>
          </table:table-cell>
          <table:table-cell table:style-name="ce14" table:formula="of:=IF([.AD22]=&quot;&quot;;&quot;&quot;;(LN(10)/LN(2))*[.AD22])" office:value-type="float" office:value="326.607814609084" calcext:value-type="float">
            <text:p>326.608</text:p>
          </table:table-cell>
          <table:table-cell table:number-columns-repeated="993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.296" calcext:value-type="float">
            <text:p>2.296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.6827" calcext:value-type="float">
            <text:p>0.6827</text:p>
          </table:table-cell>
          <table:table-cell table:style-name="ce14" table:formula="of:=IF([.B23]=&quot;&quot;;&quot;&quot;;LN(2)/[.B23])" office:value-type="float" office:value="0.301893371324018" calcext:value-type="float">
            <text:p>0.302</text:p>
          </table:table-cell>
          <table:table-cell table:style-name="ce14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6" office:value-type="float" office:value="0.03715" calcext:value-type="float">
            <text:p>0.03715</text:p>
          </table:table-cell>
          <table:table-cell table:style-name="ce6" office:value-type="float" office:value="0.07436" calcext:value-type="float">
            <text:p>0.07436</text:p>
          </table:table-cell>
          <table:table-cell table:style-name="ce6" office:value-type="float" office:value="0.4752" calcext:value-type="float">
            <text:p>0.4752</text:p>
          </table:table-cell>
          <table:table-cell table:style-name="ce14" table:formula="of:=IF([.G23]=&quot;&quot;;&quot;&quot;;LN(2)/[.G23])" office:value-type="float" office:value="18.6580667714656" calcext:value-type="float">
            <text:p>18.658</text:p>
          </table:table-cell>
          <table:table-cell table:style-name="ce14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6" office:value-type="float" office:value="0.01336" calcext:value-type="float">
            <text:p>0.01336</text:p>
          </table:table-cell>
          <table:table-cell table:style-name="ce6" office:value-type="float" office:value="0.03521" calcext:value-type="float">
            <text:p>0.03521</text:p>
          </table:table-cell>
          <table:table-cell table:style-name="ce6" office:value-type="float" office:value="0.9244" calcext:value-type="float">
            <text:p>0.9244</text:p>
          </table:table-cell>
          <table:table-cell table:style-name="ce14" table:formula="of:=IF([.L23]=&quot;&quot;;&quot;&quot;;LN(2)/[.L23])" office:value-type="float" office:value="51.8822739940079" calcext:value-type="float">
            <text:p>51.882</text:p>
          </table:table-cell>
          <table:table-cell table:style-name="ce14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6" office:value-type="float" office:value="0.2849" calcext:value-type="float">
            <text:p>0.2849</text:p>
          </table:table-cell>
          <table:table-cell table:style-name="ce6" office:value-type="float" office:value="2.061" calcext:value-type="float">
            <text:p>2.061</text:p>
          </table:table-cell>
          <table:table-cell table:style-name="ce6" office:value-type="float" office:value="0.7897" calcext:value-type="float">
            <text:p>0.7897</text:p>
          </table:table-cell>
          <table:table-cell table:style-name="ce14" table:formula="of:=IF([.Q23]=&quot;&quot;;&quot;&quot;;LN(2)/[.Q23])" office:value-type="float" office:value="2.43294903671444" calcext:value-type="float">
            <text:p>2.433</text:p>
          </table:table-cell>
          <table:table-cell table:style-name="ce14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6" office:value-type="float" office:value="0.04008" calcext:value-type="float">
            <text:p>0.04008</text:p>
          </table:table-cell>
          <table:table-cell table:style-name="ce6" office:value-type="float" office:value="0.08047" calcext:value-type="float">
            <text:p>0.08047</text:p>
          </table:table-cell>
          <table:table-cell table:style-name="ce6" office:value-type="float" office:value="1.03" calcext:value-type="float">
            <text:p>1.03</text:p>
          </table:table-cell>
          <table:table-cell table:style-name="ce14" table:formula="of:=IF([.V23]=&quot;&quot;;&quot;&quot;;LN(2)/[.V23])" office:value-type="float" office:value="17.294091331336" calcext:value-type="float">
            <text:p>17.294</text:p>
          </table:table-cell>
          <table:table-cell table:style-name="ce14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6" office:value-type="float" office:value="0.006921" calcext:value-type="float">
            <text:p>0.006921</text:p>
          </table:table-cell>
          <table:table-cell table:style-name="ce6" office:value-type="float" office:value="0.0001976" calcext:value-type="float">
            <text:p>0.0001976</text:p>
          </table:table-cell>
          <table:table-cell table:style-name="ce6" office:value-type="float" office:value="3.309" calcext:value-type="float">
            <text:p>3.309</text:p>
          </table:table-cell>
          <table:table-cell table:style-name="ce14" table:formula="of:=IF([.AA23]=&quot;&quot;;&quot;&quot;;LN(2)/[.AA23])" office:value-type="float" office:value="100.151304805656" calcext:value-type="float">
            <text:p>100.151</text:p>
          </table:table-cell>
          <table:table-cell table:style-name="ce14" table:formula="of:=IF([.AD23]=&quot;&quot;;&quot;&quot;;(LN(10)/LN(2))*[.AD23])" office:value-type="float" office:value="332.695433173536" calcext:value-type="float">
            <text:p>332.695</text:p>
          </table:table-cell>
          <table:table-cell table:number-columns-repeated="993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.265" calcext:value-type="float">
            <text:p>2.265</text:p>
          </table:table-cell>
          <table:table-cell table:style-name="ce6" office:value-type="float" office:value="10.21" calcext:value-type="float">
            <text:p>10.21</text:p>
          </table:table-cell>
          <table:table-cell table:style-name="ce6" office:value-type="float" office:value="0.6363" calcext:value-type="float">
            <text:p>0.6363</text:p>
          </table:table-cell>
          <table:table-cell table:style-name="ce14" table:formula="of:=IF([.B24]=&quot;&quot;;&quot;&quot;;LN(2)/[.B24])" office:value-type="float" office:value="0.306025245280329" calcext:value-type="float">
            <text:p>0.306</text:p>
          </table:table-cell>
          <table:table-cell table:style-name="ce14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6" office:value-type="float" office:value="0.03636" calcext:value-type="float">
            <text:p>0.03636</text:p>
          </table:table-cell>
          <table:table-cell table:style-name="ce6" office:value-type="float" office:value="0.07201" calcext:value-type="float">
            <text:p>0.07201</text:p>
          </table:table-cell>
          <table:table-cell table:style-name="ce6" office:value-type="float" office:value="0.5319" calcext:value-type="float">
            <text:p>0.5319</text:p>
          </table:table-cell>
          <table:table-cell table:style-name="ce14" table:formula="of:=IF([.G24]=&quot;&quot;;&quot;&quot;;LN(2)/[.G24])" office:value-type="float" office:value="19.0634538107796" calcext:value-type="float">
            <text:p>19.063</text:p>
          </table:table-cell>
          <table:table-cell table:style-name="ce14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6" office:value-type="float" office:value="0.01283" calcext:value-type="float">
            <text:p>0.01283</text:p>
          </table:table-cell>
          <table:table-cell table:style-name="ce6" office:value-type="float" office:value="0.06271" calcext:value-type="float">
            <text:p>0.06271</text:p>
          </table:table-cell>
          <table:table-cell table:style-name="ce6" office:value-type="float" office:value="0.9423" calcext:value-type="float">
            <text:p>0.9423</text:p>
          </table:table-cell>
          <table:table-cell table:style-name="ce14" table:formula="of:=IF([.L24]=&quot;&quot;;&quot;&quot;;LN(2)/[.L24])" office:value-type="float" office:value="54.0255012127783" calcext:value-type="float">
            <text:p>54.026</text:p>
          </table:table-cell>
          <table:table-cell table:style-name="ce14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6" office:value-type="float" office:value="0.2579" calcext:value-type="float">
            <text:p>0.2579</text:p>
          </table:table-cell>
          <table:table-cell table:style-name="ce6" office:value-type="float" office:value="1.922" calcext:value-type="float">
            <text:p>1.922</text:p>
          </table:table-cell>
          <table:table-cell table:style-name="ce6" office:value-type="float" office:value="0.8008" calcext:value-type="float">
            <text:p>0.8008</text:p>
          </table:table-cell>
          <table:table-cell table:style-name="ce14" table:formula="of:=IF([.Q24]=&quot;&quot;;&quot;&quot;;LN(2)/[.Q24])" office:value-type="float" office:value="2.68765870709556" calcext:value-type="float">
            <text:p>2.688</text:p>
          </table:table-cell>
          <table:table-cell table:style-name="ce14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6" office:value-type="float" office:value="0.03878" calcext:value-type="float">
            <text:p>0.03878</text:p>
          </table:table-cell>
          <table:table-cell table:style-name="ce6" office:value-type="float" office:value="0.07394" calcext:value-type="float">
            <text:p>0.07394</text:p>
          </table:table-cell>
          <table:table-cell table:style-name="ce6" office:value-type="float" office:value="1.033" calcext:value-type="float">
            <text:p>1.033</text:p>
          </table:table-cell>
          <table:table-cell table:style-name="ce14" table:formula="of:=IF([.V24]=&quot;&quot;;&quot;&quot;;LN(2)/[.V24])" office:value-type="float" office:value="17.8738313708083" calcext:value-type="float">
            <text:p>17.874</text:p>
          </table:table-cell>
          <table:table-cell table:style-name="ce14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6" office:value-type="float" office:value="0.006864" calcext:value-type="float">
            <text:p>0.006864</text:p>
          </table:table-cell>
          <table:table-cell table:style-name="ce6" office:value-type="float" office:value="-0.0003908" calcext:value-type="float">
            <text:p>-0.0003908</text:p>
          </table:table-cell>
          <table:table-cell table:style-name="ce6" office:value-type="float" office:value="0.6469" calcext:value-type="float">
            <text:p>0.6469</text:p>
          </table:table-cell>
          <table:table-cell table:style-name="ce14" table:formula="of:=IF([.AA24]=&quot;&quot;;&quot;&quot;;LN(2)/[.AA24])" office:value-type="float" office:value="100.982980850808" calcext:value-type="float">
            <text:p>100.983</text:p>
          </table:table-cell>
          <table:table-cell table:style-name="ce14" table:formula="of:=IF([.AD24]=&quot;&quot;;&quot;&quot;;(LN(10)/LN(2))*[.AD24])" office:value-type="float" office:value="335.458201193771" calcext:value-type="float">
            <text:p>335.458</text:p>
          </table:table-cell>
          <table:table-cell table:number-columns-repeated="993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.246" calcext:value-type="float">
            <text:p>2.246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0.5873" calcext:value-type="float">
            <text:p>0.5873</text:p>
          </table:table-cell>
          <table:table-cell table:style-name="ce14" table:formula="of:=IF([.B25]=&quot;&quot;;&quot;&quot;;LN(2)/[.B25])" office:value-type="float" office:value="0.3086140608014" calcext:value-type="float">
            <text:p>0.309</text:p>
          </table:table-cell>
          <table:table-cell table:style-name="ce14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6" office:value-type="float" office:value="0.03566" calcext:value-type="float">
            <text:p>0.03566</text:p>
          </table:table-cell>
          <table:table-cell table:style-name="ce6" office:value-type="float" office:value="0.07109" calcext:value-type="float">
            <text:p>0.07109</text:p>
          </table:table-cell>
          <table:table-cell table:style-name="ce6" office:value-type="float" office:value="0.6073" calcext:value-type="float">
            <text:p>0.6073</text:p>
          </table:table-cell>
          <table:table-cell table:style-name="ce14" table:formula="of:=IF([.G25]=&quot;&quot;;&quot;&quot;;LN(2)/[.G25])" office:value-type="float" office:value="19.4376663084673" calcext:value-type="float">
            <text:p>19.438</text:p>
          </table:table-cell>
          <table:table-cell table:style-name="ce14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6" office:value-type="float" office:value="0.01235" calcext:value-type="float">
            <text:p>0.01235</text:p>
          </table:table-cell>
          <table:table-cell table:style-name="ce6" office:value-type="float" office:value="0.03047" calcext:value-type="float">
            <text:p>0.03047</text:p>
          </table:table-cell>
          <table:table-cell table:style-name="ce6" office:value-type="float" office:value="0.9566" calcext:value-type="float">
            <text:p>0.9566</text:p>
          </table:table-cell>
          <table:table-cell table:style-name="ce14" table:formula="of:=IF([.L25]=&quot;&quot;;&quot;&quot;;LN(2)/[.L25])" office:value-type="float" office:value="56.1252777781332" calcext:value-type="float">
            <text:p>56.125</text:p>
          </table:table-cell>
          <table:table-cell table:style-name="ce14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6" office:value-type="float" office:value="0.2336" calcext:value-type="float">
            <text:p>0.2336</text:p>
          </table:table-cell>
          <table:table-cell table:style-name="ce6" office:value-type="float" office:value="1.797" calcext:value-type="float">
            <text:p>1.797</text:p>
          </table:table-cell>
          <table:table-cell table:style-name="ce6" office:value-type="float" office:value="0.8116" calcext:value-type="float">
            <text:p>0.8116</text:p>
          </table:table-cell>
          <table:table-cell table:style-name="ce14" table:formula="of:=IF([.Q25]=&quot;&quot;;&quot;&quot;;LN(2)/[.Q25])" office:value-type="float" office:value="2.96723964280798" calcext:value-type="float">
            <text:p>2.967</text:p>
          </table:table-cell>
          <table:table-cell table:style-name="ce14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6" office:value-type="float" office:value="0.03758" calcext:value-type="float">
            <text:p>0.03758</text:p>
          </table:table-cell>
          <table:table-cell table:style-name="ce6" office:value-type="float" office:value="0.06808" calcext:value-type="float">
            <text:p>0.06808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5]=&quot;&quot;;&quot;&quot;;LN(2)/[.V25])" office:value-type="float" office:value="18.4445763853099" calcext:value-type="float">
            <text:p>18.445</text:p>
          </table:table-cell>
          <table:table-cell table:style-name="ce14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6" office:value-type="float" office:value="0.006726" calcext:value-type="float">
            <text:p>0.006726</text:p>
          </table:table-cell>
          <table:table-cell table:style-name="ce6" office:value-type="float" office:value="-0.0008308" calcext:value-type="float">
            <text:p>-0.0008308</text:p>
          </table:table-cell>
          <table:table-cell table:style-name="ce6" office:value-type="float" office:value="1.006" calcext:value-type="float">
            <text:p>1.006</text:p>
          </table:table-cell>
          <table:table-cell table:style-name="ce14" table:formula="of:=IF([.AA25]=&quot;&quot;;&quot;&quot;;LN(2)/[.AA25])" office:value-type="float" office:value="103.054888575668" calcext:value-type="float">
            <text:p>103.055</text:p>
          </table:table-cell>
          <table:table-cell table:style-name="ce14" table:formula="of:=IF([.AD25]=&quot;&quot;;&quot;&quot;;(LN(10)/LN(2))*[.AD25])" office:value-type="float" office:value="342.340929674999" calcext:value-type="float">
            <text:p>342.341</text:p>
          </table:table-cell>
          <table:table-cell table:number-columns-repeated="993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.219" calcext:value-type="float">
            <text:p>2.219</text:p>
          </table:table-cell>
          <table:table-cell table:style-name="ce6" office:value-type="float" office:value="7.923" calcext:value-type="float">
            <text:p>7.923</text:p>
          </table:table-cell>
          <table:table-cell table:style-name="ce6" office:value-type="float" office:value="0.5386" calcext:value-type="float">
            <text:p>0.5386</text:p>
          </table:table-cell>
          <table:table-cell table:style-name="ce14" table:formula="of:=IF([.B26]=&quot;&quot;;&quot;&quot;;LN(2)/[.B26])" office:value-type="float" office:value="0.312369166543463" calcext:value-type="float">
            <text:p>0.312</text:p>
          </table:table-cell>
          <table:table-cell table:style-name="ce14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6" office:value-type="float" office:value="0.03502" calcext:value-type="float">
            <text:p>0.03502</text:p>
          </table:table-cell>
          <table:table-cell table:style-name="ce6" office:value-type="float" office:value="0.07113" calcext:value-type="float">
            <text:p>0.07113</text:p>
          </table:table-cell>
          <table:table-cell table:style-name="ce6" office:value-type="float" office:value="0.6974" calcext:value-type="float">
            <text:p>0.6974</text:p>
          </table:table-cell>
          <table:table-cell table:style-name="ce14" table:formula="of:=IF([.G26]=&quot;&quot;;&quot;&quot;;LN(2)/[.G26])" office:value-type="float" office:value="19.7928949331795" calcext:value-type="float">
            <text:p>19.793</text:p>
          </table:table-cell>
          <table:table-cell table:style-name="ce14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6" office:value-type="float" office:value="0.01192" calcext:value-type="float">
            <text:p>0.01192</text:p>
          </table:table-cell>
          <table:table-cell table:style-name="ce6" office:value-type="float" office:value="0.02863" calcext:value-type="float">
            <text:p>0.02863</text:p>
          </table:table-cell>
          <table:table-cell table:style-name="ce6" office:value-type="float" office:value="0.9684" calcext:value-type="float">
            <text:p>0.9684</text:p>
          </table:table-cell>
          <table:table-cell table:style-name="ce14" table:formula="of:=IF([.L26]=&quot;&quot;;&quot;&quot;;LN(2)/[.L26])" office:value-type="float" office:value="58.149931255029" calcext:value-type="float">
            <text:p>58.150</text:p>
          </table:table-cell>
          <table:table-cell table:style-name="ce14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6" office:value-type="float" office:value="1.677" calcext:value-type="float">
            <text:p>1.677</text:p>
          </table:table-cell>
          <table:table-cell table:style-name="ce6" office:value-type="float" office:value="0.8217" calcext:value-type="float">
            <text:p>0.8217</text:p>
          </table:table-cell>
          <table:table-cell table:style-name="ce14" table:formula="of:=IF([.Q26]=&quot;&quot;;&quot;&quot;;LN(2)/[.Q26])" office:value-type="float" office:value="3.25421211530491" calcext:value-type="float">
            <text:p>3.254</text:p>
          </table:table-cell>
          <table:table-cell table:style-name="ce14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6" office:value-type="float" office:value="0.03652" calcext:value-type="float">
            <text:p>0.03652</text:p>
          </table:table-cell>
          <table:table-cell table:style-name="ce6" office:value-type="float" office:value="0.06304" calcext:value-type="float">
            <text:p>0.06304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6]=&quot;&quot;;&quot;&quot;;LN(2)/[.V26])" office:value-type="float" office:value="18.9799337502723" calcext:value-type="float">
            <text:p>18.980</text:p>
          </table:table-cell>
          <table:table-cell table:style-name="ce14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6" office:value-type="float" office:value="0.006584" calcext:value-type="float">
            <text:p>0.006584</text:p>
          </table:table-cell>
          <table:table-cell table:style-name="ce6" office:value-type="float" office:value="-0.001214" calcext:value-type="float">
            <text:p>-0.001214</text:p>
          </table:table-cell>
          <table:table-cell table:style-name="ce6" office:value-type="float" office:value="1.192" calcext:value-type="float">
            <text:p>1.192</text:p>
          </table:table-cell>
          <table:table-cell table:style-name="ce14" table:formula="of:=IF([.AA26]=&quot;&quot;;&quot;&quot;;LN(2)/[.AA26])" office:value-type="float" office:value="105.277518311049" calcext:value-type="float">
            <text:p>105.278</text:p>
          </table:table-cell>
          <table:table-cell table:style-name="ce14" table:formula="of:=IF([.AD26]=&quot;&quot;;&quot;&quot;;(LN(10)/LN(2))*[.AD26])" office:value-type="float" office:value="349.724345837492" calcext:value-type="float">
            <text:p>349.724</text:p>
          </table:table-cell>
          <table:table-cell table:number-columns-repeated="993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7.094" calcext:value-type="float">
            <text:p>7.094</text:p>
          </table:table-cell>
          <table:table-cell table:style-name="ce6" office:value-type="float" office:value="0.4909" calcext:value-type="float">
            <text:p>0.4909</text:p>
          </table:table-cell>
          <table:table-cell table:style-name="ce14" table:formula="of:=IF([.B27]=&quot;&quot;;&quot;&quot;;LN(2)/[.B27])" office:value-type="float" office:value="0.319422663852509" calcext:value-type="float">
            <text:p>0.319</text:p>
          </table:table-cell>
          <table:table-cell table:style-name="ce14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6" office:value-type="float" office:value="0.03445" calcext:value-type="float">
            <text:p>0.03445</text:p>
          </table:table-cell>
          <table:table-cell table:style-name="ce6" office:value-type="float" office:value="0.0716" calcext:value-type="float">
            <text:p>0.0716</text:p>
          </table:table-cell>
          <table:table-cell table:style-name="ce6" office:value-type="float" office:value="0.7969" calcext:value-type="float">
            <text:p>0.7969</text:p>
          </table:table-cell>
          <table:table-cell table:style-name="ce14" table:formula="of:=IF([.G27]=&quot;&quot;;&quot;&quot;;LN(2)/[.G27])" office:value-type="float" office:value="20.1203825997081" calcext:value-type="float">
            <text:p>20.120</text:p>
          </table:table-cell>
          <table:table-cell table:style-name="ce14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6" office:value-type="float" office:value="0.01155" calcext:value-type="float">
            <text:p>0.01155</text:p>
          </table:table-cell>
          <table:table-cell table:style-name="ce6" office:value-type="float" office:value="0.02702" calcext:value-type="float">
            <text:p>0.02702</text:p>
          </table:table-cell>
          <table:table-cell table:style-name="ce6" office:value-type="float" office:value="0.9802" calcext:value-type="float">
            <text:p>0.9802</text:p>
          </table:table-cell>
          <table:table-cell table:style-name="ce14" table:formula="of:=IF([.L27]=&quot;&quot;;&quot;&quot;;LN(2)/[.L27])" office:value-type="float" office:value="60.012742905623" calcext:value-type="float">
            <text:p>60.013</text:p>
          </table:table-cell>
          <table:table-cell table:style-name="ce14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6" office:value-type="float" office:value="0.1969" calcext:value-type="float">
            <text:p>0.1969</text:p>
          </table:table-cell>
          <table:table-cell table:style-name="ce6" office:value-type="float" office:value="1.557" calcext:value-type="float">
            <text:p>1.557</text:p>
          </table:table-cell>
          <table:table-cell table:style-name="ce6" office:value-type="float" office:value="0.8309" calcext:value-type="float">
            <text:p>0.8309</text:p>
          </table:table-cell>
          <table:table-cell table:style-name="ce14" table:formula="of:=IF([.Q27]=&quot;&quot;;&quot;&quot;;LN(2)/[.Q27])" office:value-type="float" office:value="3.52030056150302" calcext:value-type="float">
            <text:p>3.520</text:p>
          </table:table-cell>
          <table:table-cell table:style-name="ce14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6" office:value-type="float" office:value="0.03561" calcext:value-type="float">
            <text:p>0.03561</text:p>
          </table:table-cell>
          <table:table-cell table:style-name="ce6" office:value-type="float" office:value="0.05874" calcext:value-type="float">
            <text:p>0.05874</text:p>
          </table:table-cell>
          <table:table-cell table:style-name="ce6" office:value-type="float" office:value="1.037" calcext:value-type="float">
            <text:p>1.037</text:p>
          </table:table-cell>
          <table:table-cell table:style-name="ce14" table:formula="of:=IF([.V27]=&quot;&quot;;&quot;&quot;;LN(2)/[.V27])" office:value-type="float" office:value="19.4649587351852" calcext:value-type="float">
            <text:p>19.465</text:p>
          </table:table-cell>
          <table:table-cell table:style-name="ce14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6" office:value-type="float" office:value="0.006472" calcext:value-type="float">
            <text:p>0.006472</text:p>
          </table:table-cell>
          <table:table-cell table:style-name="ce6" office:value-type="float" office:value="-0.001539" calcext:value-type="float">
            <text:p>-0.001539</text:p>
          </table:table-cell>
          <table:table-cell table:style-name="ce6" office:value-type="float" office:value="1.285" calcext:value-type="float">
            <text:p>1.285</text:p>
          </table:table-cell>
          <table:table-cell table:style-name="ce14" table:formula="of:=IF([.AA27]=&quot;&quot;;&quot;&quot;;LN(2)/[.AA27])" office:value-type="float" office:value="107.099378949312" calcext:value-type="float">
            <text:p>107.099</text:p>
          </table:table-cell>
          <table:table-cell table:style-name="ce14" table:formula="of:=IF([.AD27]=&quot;&quot;;&quot;&quot;;(LN(10)/LN(2))*[.AD27])" office:value-type="float" office:value="355.776435876707" calcext:value-type="float">
            <text:p>355.776</text:p>
          </table:table-cell>
          <table:table-cell table:number-columns-repeated="993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.102" calcext:value-type="float">
            <text:p>2.10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0.4469" calcext:value-type="float">
            <text:p>0.4469</text:p>
          </table:table-cell>
          <table:table-cell table:style-name="ce14" table:formula="of:=IF([.B28]=&quot;&quot;;&quot;&quot;;LN(2)/[.B28])" office:value-type="float" office:value="0.32975603261653" calcext:value-type="float">
            <text:p>0.330</text:p>
          </table:table-cell>
          <table:table-cell table:style-name="ce14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6" office:value-type="float" office:value="0.03394" calcext:value-type="float">
            <text:p>0.03394</text:p>
          </table:table-cell>
          <table:table-cell table:style-name="ce6" office:value-type="float" office:value="0.07263" calcext:value-type="float">
            <text:p>0.07263</text:p>
          </table:table-cell>
          <table:table-cell table:style-name="ce6" office:value-type="float" office:value="0.9099" calcext:value-type="float">
            <text:p>0.9099</text:p>
          </table:table-cell>
          <table:table-cell table:style-name="ce14" table:formula="of:=IF([.G28]=&quot;&quot;;&quot;&quot;;LN(2)/[.G28])" office:value-type="float" office:value="20.4227218786077" calcext:value-type="float">
            <text:p>20.423</text:p>
          </table:table-cell>
          <table:table-cell table:style-name="ce14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6" office:value-type="float" office:value="0.01122" calcext:value-type="float">
            <text:p>0.01122</text:p>
          </table:table-cell>
          <table:table-cell table:style-name="ce6" office:value-type="float" office:value="0.02561" calcext:value-type="float">
            <text:p>0.02561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14" table:formula="of:=IF([.L28]=&quot;&quot;;&quot;&quot;;LN(2)/[.L28])" office:value-type="float" office:value="61.7778235793178" calcext:value-type="float">
            <text:p>61.778</text:p>
          </table:table-cell>
          <table:table-cell table:style-name="ce14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6" office:value-type="float" office:value="0.1838" calcext:value-type="float">
            <text:p>0.1838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0.8391" calcext:value-type="float">
            <text:p>0.8391</text:p>
          </table:table-cell>
          <table:table-cell table:style-name="ce14" table:formula="of:=IF([.Q28]=&quot;&quot;;&quot;&quot;;LN(2)/[.Q28])" office:value-type="float" office:value="3.77120337627827" calcext:value-type="float">
            <text:p>3.771</text:p>
          </table:table-cell>
          <table:table-cell table:style-name="ce14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6" office:value-type="float" office:value="0.03481" calcext:value-type="float">
            <text:p>0.03481</text:p>
          </table:table-cell>
          <table:table-cell table:style-name="ce6" office:value-type="float" office:value="0.05519" calcext:value-type="float">
            <text:p>0.055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14" table:formula="of:=IF([.V28]=&quot;&quot;;&quot;&quot;;LN(2)/[.V28])" office:value-type="float" office:value="19.9123005044512" calcext:value-type="float">
            <text:p>19.912</text:p>
          </table:table-cell>
          <table:table-cell table:style-name="ce14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6" office:value-type="float" office:value="0.006306" calcext:value-type="float">
            <text:p>0.006306</text:p>
          </table:table-cell>
          <table:table-cell table:style-name="ce6" office:value-type="float" office:value="-0.001731" calcext:value-type="float">
            <text:p>-0.001731</text:p>
          </table:table-cell>
          <table:table-cell table:style-name="ce6" office:value-type="float" office:value="1.465" calcext:value-type="float">
            <text:p>1.465</text:p>
          </table:table-cell>
          <table:table-cell table:style-name="ce14" table:formula="of:=IF([.AA28]=&quot;&quot;;&quot;&quot;;LN(2)/[.AA28])" office:value-type="float" office:value="109.918677538843" calcext:value-type="float">
            <text:p>109.919</text:p>
          </table:table-cell>
          <table:table-cell table:style-name="ce14" table:formula="of:=IF([.AD28]=&quot;&quot;;&quot;&quot;;(LN(10)/LN(2))*[.AD28])" office:value-type="float" office:value="365.141943069148" calcext:value-type="float">
            <text:p>365.142</text:p>
          </table:table-cell>
          <table:table-cell table:number-columns-repeated="993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.009" calcext:value-type="float">
            <text:p>2.009</text:p>
          </table:table-cell>
          <table:table-cell table:style-name="ce6" office:value-type="float" office:value="5.916" calcext:value-type="float">
            <text:p>5.916</text:p>
          </table:table-cell>
          <table:table-cell table:style-name="ce6" office:value-type="float" office:value="0.4018" calcext:value-type="float">
            <text:p>0.4018</text:p>
          </table:table-cell>
          <table:table-cell table:style-name="ce14" table:formula="of:=IF([.B29]=&quot;&quot;;&quot;&quot;;LN(2)/[.B29])" office:value-type="float" office:value="0.345020995798878" calcext:value-type="float">
            <text:p>0.345</text:p>
          </table:table-cell>
          <table:table-cell table:style-name="ce14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6" office:value-type="float" office:value="0.03345" calcext:value-type="float">
            <text:p>0.03345</text:p>
          </table:table-cell>
          <table:table-cell table:style-name="ce6" office:value-type="float" office:value="0.07476" calcext:value-type="float">
            <text:p>0.07476</text:p>
          </table:table-cell>
          <table:table-cell table:style-name="ce6" office:value-type="float" office:value="1.047" calcext:value-type="float">
            <text:p>1.047</text:p>
          </table:table-cell>
          <table:table-cell table:style-name="ce14" table:formula="of:=IF([.G29]=&quot;&quot;;&quot;&quot;;LN(2)/[.G29])" office:value-type="float" office:value="20.7218888059774" calcext:value-type="float">
            <text:p>20.722</text:p>
          </table:table-cell>
          <table:table-cell table:style-name="ce14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6" office:value-type="float" office:value="0.01088" calcext:value-type="float">
            <text:p>0.01088</text:p>
          </table:table-cell>
          <table:table-cell table:style-name="ce6" office:value-type="float" office:value="0.02436" calcext:value-type="float">
            <text:p>0.02436</text:p>
          </table:table-cell>
          <table:table-cell table:style-name="ce6" office:value-type="float" office:value="0.9964" calcext:value-type="float">
            <text:p>0.9964</text:p>
          </table:table-cell>
          <table:table-cell table:style-name="ce14" table:formula="of:=IF([.L29]=&quot;&quot;;&quot;&quot;;LN(2)/[.L29])" office:value-type="float" office:value="63.7083805661714" calcext:value-type="float">
            <text:p>63.708</text:p>
          </table:table-cell>
          <table:table-cell table:style-name="ce14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6" office:value-type="float" office:value="0.1724" calcext:value-type="float">
            <text:p>0.1724</text:p>
          </table:table-cell>
          <table:table-cell table:style-name="ce6" office:value-type="float" office:value="1.328" calcext:value-type="float">
            <text:p>1.328</text:p>
          </table:table-cell>
          <table:table-cell table:style-name="ce6" office:value-type="float" office:value="0.8458" calcext:value-type="float">
            <text:p>0.8458</text:p>
          </table:table-cell>
          <table:table-cell table:style-name="ce14" table:formula="of:=IF([.Q29]=&quot;&quot;;&quot;&quot;;LN(2)/[.Q29])" office:value-type="float" office:value="4.02057529327114" calcext:value-type="float">
            <text:p>4.021</text:p>
          </table:table-cell>
          <table:table-cell table:style-name="ce14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6" office:value-type="float" office:value="0.03407" calcext:value-type="float">
            <text:p>0.03407</text:p>
          </table:table-cell>
          <table:table-cell table:style-name="ce6" office:value-type="float" office:value="0.05145" calcext:value-type="float">
            <text:p>0.05145</text:p>
          </table:table-cell>
          <table:table-cell table:style-name="ce6" office:value-type="float" office:value="1.057" calcext:value-type="float">
            <text:p>1.057</text:p>
          </table:table-cell>
          <table:table-cell table:style-name="ce14" table:formula="of:=IF([.V29]=&quot;&quot;;&quot;&quot;;LN(2)/[.V29])" office:value-type="float" office:value="20.3447954376268" calcext:value-type="float">
            <text:p>20.345</text:p>
          </table:table-cell>
          <table:table-cell table:style-name="ce14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6" office:value-type="float" office:value="0.006191" calcext:value-type="float">
            <text:p>0.006191</text:p>
          </table:table-cell>
          <table:table-cell table:style-name="ce6" office:value-type="float" office:value="-0.001849" calcext:value-type="float">
            <text:p>-0.001849</text:p>
          </table:table-cell>
          <table:table-cell table:style-name="ce6" office:value-type="float" office:value="1.53" calcext:value-type="float">
            <text:p>1.53</text:p>
          </table:table-cell>
          <table:table-cell table:style-name="ce14" table:formula="of:=IF([.AA29]=&quot;&quot;;&quot;&quot;;LN(2)/[.AA29])" office:value-type="float" office:value="111.960455590364" calcext:value-type="float">
            <text:p>111.960</text:p>
          </table:table-cell>
          <table:table-cell table:style-name="ce14" table:formula="of:=IF([.AD29]=&quot;&quot;;&quot;&quot;;(LN(10)/LN(2))*[.AD29])" office:value-type="float" office:value="371.92458294202" calcext:value-type="float">
            <text:p>371.925</text:p>
          </table:table-cell>
          <table:table-cell table:number-columns-repeated="993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.895" calcext:value-type="float">
            <text:p>1.895</text:p>
          </table:table-cell>
          <table:table-cell table:style-name="ce6" office:value-type="float" office:value="5.498" calcext:value-type="float">
            <text:p>5.498</text:p>
          </table:table-cell>
          <table:table-cell table:style-name="ce6" office:value-type="float" office:value="0.358" calcext:value-type="float">
            <text:p>0.358</text:p>
          </table:table-cell>
          <table:table-cell table:style-name="ce14" table:formula="of:=IF([.B30]=&quot;&quot;;&quot;&quot;;LN(2)/[.B30])" office:value-type="float" office:value="0.365776876284932" calcext:value-type="float">
            <text:p>0.366</text:p>
          </table:table-cell>
          <table:table-cell table:style-name="ce14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6" office:value-type="float" office:value="0.03296" calcext:value-type="float">
            <text:p>0.03296</text:p>
          </table:table-cell>
          <table:table-cell table:style-name="ce6" office:value-type="float" office:value="0.07875" calcext:value-type="float">
            <text:p>0.07875</text:p>
          </table:table-cell>
          <table:table-cell table:style-name="ce6" office:value-type="float" office:value="1.224" calcext:value-type="float">
            <text:p>1.224</text:p>
          </table:table-cell>
          <table:table-cell table:style-name="ce14" table:formula="of:=IF([.G30]=&quot;&quot;;&quot;&quot;;LN(2)/[.G30])" office:value-type="float" office:value="21.0299508665032" calcext:value-type="float">
            <text:p>21.030</text:p>
          </table:table-cell>
          <table:table-cell table:style-name="ce14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6" office:value-type="float" office:value="0.01056" calcext:value-type="float">
            <text:p>0.01056</text:p>
          </table:table-cell>
          <table:table-cell table:style-name="ce6" office:value-type="float" office:value="0.02313" calcext:value-type="float">
            <text:p>0.02313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14" table:formula="of:=IF([.L30]=&quot;&quot;;&quot;&quot;;LN(2)/[.L30])" office:value-type="float" office:value="65.6389375530251" calcext:value-type="float">
            <text:p>65.639</text:p>
          </table:table-cell>
          <table:table-cell table:style-name="ce14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6" office:value-type="float" office:value="0.1616" calcext:value-type="float">
            <text:p>0.1616</text:p>
          </table:table-cell>
          <table:table-cell table:style-name="ce6" office:value-type="float" office:value="1.225" calcext:value-type="float">
            <text:p>1.225</text:p>
          </table:table-cell>
          <table:table-cell table:style-name="ce6" office:value-type="float" office:value="0.8519" calcext:value-type="float">
            <text:p>0.8519</text:p>
          </table:table-cell>
          <table:table-cell table:style-name="ce14" table:formula="of:=IF([.Q30]=&quot;&quot;;&quot;&quot;;LN(2)/[.Q30])" office:value-type="float" office:value="4.2892771074254" calcext:value-type="float">
            <text:p>4.289</text:p>
          </table:table-cell>
          <table:table-cell table:style-name="ce14" table:formula="of:=IF([.T30]=&quot;&quot;;&quot;&quot;;(LN(10)/LN(2))*[.T30])" office:value-type="float" office:value="14.2486701299136" calcext:value-type="float">
            <text:p>14.249</text:p>
          </table:table-cell>
          <table:table-cell table:style-name="ce6" office:value-type="float" office:value="0.03336" calcext:value-type="float">
            <text:p>0.03336</text:p>
          </table:table-cell>
          <table:table-cell table:style-name="ce6" office:value-type="float" office:value="0.04795" calcext:value-type="float">
            <text:p>0.04795</text:p>
          </table:table-cell>
          <table:table-cell table:style-name="ce6" office:value-type="float" office:value="1.063" calcext:value-type="float">
            <text:p>1.063</text:p>
          </table:table-cell>
          <table:table-cell table:style-name="ce14" table:formula="of:=IF([.V30]=&quot;&quot;;&quot;&quot;;LN(2)/[.V30])" office:value-type="float" office:value="20.7777931822526" calcext:value-type="float">
            <text:p>20.778</text:p>
          </table:table-cell>
          <table:table-cell table:style-name="ce14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6" office:value-type="float" office:value="0.006115" calcext:value-type="float">
            <text:p>0.006115</text:p>
          </table:table-cell>
          <table:table-cell table:style-name="ce6" office:value-type="float" office:value="-0.001869" calcext:value-type="float">
            <text:p>-0.001869</text:p>
          </table:table-cell>
          <table:table-cell table:style-name="ce6" office:value-type="float" office:value="1.498" calcext:value-type="float">
            <text:p>1.498</text:p>
          </table:table-cell>
          <table:table-cell table:style-name="ce14" table:formula="of:=IF([.AA30]=&quot;&quot;;&quot;&quot;;LN(2)/[.AA30])" office:value-type="float" office:value="113.35195103188" calcext:value-type="float">
            <text:p>113.352</text:p>
          </table:table-cell>
          <table:table-cell table:style-name="ce14" table:formula="of:=IF([.AD30]=&quot;&quot;;&quot;&quot;;(LN(10)/LN(2))*[.AD30])" office:value-type="float" office:value="376.547030743098" calcext:value-type="float">
            <text:p>376.547</text:p>
          </table:table-cell>
          <table:table-cell table:number-columns-repeated="993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.757" calcext:value-type="float">
            <text:p>1.757</text:p>
          </table:table-cell>
          <table:table-cell table:style-name="ce6" office:value-type="float" office:value="5.177" calcext:value-type="float">
            <text:p>5.177</text:p>
          </table:table-cell>
          <table:table-cell table:style-name="ce6" office:value-type="float" office:value="0.3156" calcext:value-type="float">
            <text:p>0.3156</text:p>
          </table:table-cell>
          <table:table-cell table:style-name="ce14" table:formula="of:=IF([.B31]=&quot;&quot;;&quot;&quot;;LN(2)/[.B31])" office:value-type="float" office:value="0.394506078861665" calcext:value-type="float">
            <text:p>0.395</text:p>
          </table:table-cell>
          <table:table-cell table:style-name="ce14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6" office:value-type="float" office:value="0.03243" calcext:value-type="float">
            <text:p>0.03243</text:p>
          </table:table-cell>
          <table:table-cell table:style-name="ce6" office:value-type="float" office:value="0.08599" calcext:value-type="float">
            <text:p>0.08599</text:p>
          </table:table-cell>
          <table:table-cell table:style-name="ce6" office:value-type="float" office:value="1.467" calcext:value-type="float">
            <text:p>1.467</text:p>
          </table:table-cell>
          <table:table-cell table:style-name="ce14" table:formula="of:=IF([.G31]=&quot;&quot;;&quot;&quot;;LN(2)/[.G31])" office:value-type="float" office:value="21.3736410903468" calcext:value-type="float">
            <text:p>21.374</text:p>
          </table:table-cell>
          <table:table-cell table:style-name="ce14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6" office:value-type="float" office:value="0.0103" calcext:value-type="float">
            <text:p>0.0103</text:p>
          </table:table-cell>
          <table:table-cell table:style-name="ce6" office:value-type="float" office:value="0.02198" calcext:value-type="float">
            <text:p>0.0219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14" table:formula="of:=IF([.L31]=&quot;&quot;;&quot;&quot;;LN(2)/[.L31])" office:value-type="float" office:value="67.2958427728102" calcext:value-type="float">
            <text:p>67.296</text:p>
          </table:table-cell>
          <table:table-cell table:style-name="ce14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0.8566" calcext:value-type="float">
            <text:p>0.8566</text:p>
          </table:table-cell>
          <table:table-cell table:style-name="ce14" table:formula="of:=IF([.Q31]=&quot;&quot;;&quot;&quot;;LN(2)/[.Q31])" office:value-type="float" office:value="4.6179026019983" calcext:value-type="float">
            <text:p>4.618</text:p>
          </table:table-cell>
          <table:table-cell table:style-name="ce14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6" office:value-type="float" office:value="0.03266" calcext:value-type="float">
            <text:p>0.03266</text:p>
          </table:table-cell>
          <table:table-cell table:style-name="ce6" office:value-type="float" office:value="0.04491" calcext:value-type="float">
            <text:p>0.04491</text:p>
          </table:table-cell>
          <table:table-cell table:style-name="ce6" office:value-type="float" office:value="1.073" calcext:value-type="float">
            <text:p>1.073</text:p>
          </table:table-cell>
          <table:table-cell table:style-name="ce14" table:formula="of:=IF([.V31]=&quot;&quot;;&quot;&quot;;LN(2)/[.V31])" office:value-type="float" office:value="21.223122491119" calcext:value-type="float">
            <text:p>21.223</text:p>
          </table:table-cell>
          <table:table-cell table:style-name="ce14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6" office:value-type="float" office:value="0.00602" calcext:value-type="float">
            <text:p>0.00602</text:p>
          </table:table-cell>
          <table:table-cell table:style-name="ce6" office:value-type="float" office:value="-0.001752" calcext:value-type="float">
            <text:p>-0.001752</text:p>
          </table:table-cell>
          <table:table-cell table:style-name="ce6" office:value-type="float" office:value="1.483" calcext:value-type="float">
            <text:p>1.483</text:p>
          </table:table-cell>
          <table:table-cell table:style-name="ce14" table:formula="of:=IF([.AA31]=&quot;&quot;;&quot;&quot;;LN(2)/[.AA31])" office:value-type="float" office:value="115.140727667765" calcext:value-type="float">
            <text:p>115.141</text:p>
          </table:table-cell>
          <table:table-cell table:style-name="ce14" table:formula="of:=IF([.AD31]=&quot;&quot;;&quot;&quot;;(LN(10)/LN(2))*[.AD31])" office:value-type="float" office:value="382.489218105323" calcext:value-type="float">
            <text:p>382.489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kerma at 1m per unit workload (mGy/mA-min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Ko**</text:p>
          </table:table-cell>
          <table:table-cell table:number-columns-repeated="102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table:formula="of:=0.1965*[.A36]-3.429" office:value-type="float" office:value="1.4835" calcext:value-type="float">
            <text:p>1.484</text:p>
          </table:table-cell>
          <table:table-cell table:number-columns-repeated="102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4" table:formula="of:=0.1965*[.A37]-3.429" office:value-type="float" office:value="2.466" calcext:value-type="float">
            <text:p>2.466</text:p>
          </table:table-cell>
          <table:table-cell table:number-columns-repeated="102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4" table:formula="of:=0.1965*[.A38]-3.429" office:value-type="float" office:value="3.4485" calcext:value-type="float">
            <text:p>3.449</text:p>
          </table:table-cell>
          <table:table-cell table:number-columns-repeated="102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4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1022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4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102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4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102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4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102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4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1022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4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102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4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102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4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102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4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1022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14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1022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14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1022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14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4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1022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14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1022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14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1022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14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1022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14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1022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14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1022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14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1022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14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1022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14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1022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4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1022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14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_1" table:style-name="ta2">
        <table:table-column table:style-name="co5" table:default-cell-style-name="Default"/>
        <table:table-column table:style-name="co6" table:number-columns-repeated="1011" table:default-cell-style-name="Default"/>
        <table:table-row table:style-name="ro7">
          <table:table-cell table:style-name="ce10" office:value-type="string" calcext:value-type="string">
            <text:p>Fits of transmission for broad-beam secondary transmission to Equation A.2 (thickness x is input in millimeters)</text:p>
          </table:table-cell>
          <table:table-cell table:number-columns-repeated="1011"/>
        </table:table-row>
        <table:table-row table:style-name="ro7">
          <table:table-cell table:number-columns-repeated="1012"/>
        </table:table-row>
        <table:table-row table:style-name="ro7">
          <table:table-cell table:style-name="ce7" office:value-type="string" calcext:value-type="string" table:number-columns-spanned="1" table:number-rows-spanned="2">
            <text:p>Workload Distribution</text:p>
          </table:table-cell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 table:style-name="ce5"/>
          <table:table-cell table:style-name="ce5" table:number-columns-repeated="993"/>
        </table:table-row>
        <table:table-row table:style-name="ro7">
          <table:covered-table-cell table:style-name="ce6"/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5" table:number-columns-repeated="993"/>
        </table:table-row>
        <table:table-row table:style-name="ro7">
          <table:table-cell table:style-name="ce15"/>
          <table:table-cell office:value-type="float" office:value="38.79" calcext:value-type="float">
            <text:p>38.79</text:p>
          </table:table-cell>
          <table:table-cell office:value-type="float" office:value="180" calcext:value-type="float">
            <text:p>18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724" calcext:value-type="float">
            <text:p>1.724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3703" calcext:value-type="float">
            <text:p>0.3703</text:p>
          </table:table-cell>
          <table:table-cell office:value-type="float" office:value="7.408" calcext:value-type="float">
            <text:p>7.408</text:p>
          </table:table-cell>
          <table:table-cell office:value-type="float" office:value="42.49" calcext:value-type="float">
            <text:p>42.49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306" calcext:value-type="float">
            <text:p>0.306</text:p>
          </table:table-cell>
          <table:table-cell office:value-type="float" office:value="1.62" calcext:value-type="float">
            <text:p>1.62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02158" calcext:value-type="float">
            <text:p>0.02158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2852" calcext:value-type="float">
            <text:p>0.2852</text:p>
          </table:table-cell>
          <table:table-cell table:number-columns-repeated="993"/>
        </table:table-row>
        <table:table-row table:style-name="ro7">
          <table:table-cell table:style-name="ce15" office:value-type="float" office:value="50" calcext:value-type="float">
            <text:p>50</text:p>
          </table:table-cell>
          <table:table-cell office:value-type="float" office:value="8.801" calcext:value-type="float">
            <text:p>8.801</text:p>
          </table:table-cell>
          <table:table-cell office:value-type="float" office:value="27.28" calcext:value-type="float">
            <text:p>27.28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2324" calcext:value-type="float">
            <text:p>0.232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5105" calcext:value-type="float">
            <text:p>0.5105</text:p>
          </table:table-cell>
          <table:table-cell office:value-type="float" office:value="1.817" calcext:value-type="float">
            <text:p>1.817</text:p>
          </table:table-cell>
          <table:table-cell office:value-type="float" office:value="4.84" calcext:value-type="float">
            <text:p>4.84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09721" calcext:value-type="float">
            <text:p>0.09721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1.17" calcext:value-type="float">
            <text:p>1.17</text:p>
          </table:table-cell>
          <table:table-cell table:number-columns-repeated="993"/>
        </table:table-row>
        <table:table-row table:style-name="ro7">
          <table:table-cell table:style-name="ce15" office:value-type="float" office:value="70" calcext:value-type="float">
            <text:p>70</text:p>
          </table:table-cell>
          <table:table-cell office:value-type="float" office:value="5.369" calcext:value-type="float">
            <text:p>5.369</text:p>
          </table:table-cell>
          <table:table-cell office:value-type="float" office:value="23.49" calcext:value-type="float">
            <text:p>23.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73" calcext:value-type="float">
            <text:p>0.73</text:p>
          </table:table-cell>
          <table:table-cell office:value-type="float" office:value="0.7149" calcext:value-type="float">
            <text:p>0.7149</text:p>
          </table:table-cell>
          <table:table-cell office:value-type="float" office:value="3.789" calcext:value-type="float">
            <text:p>3.789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05791" calcext:value-type="float">
            <text:p>0.05791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1.194" calcext:value-type="float">
            <text:p>1.194</text:p>
          </table:table-cell>
          <table:table-cell table:number-columns-repeated="993"/>
        </table:table-row>
        <table:table-row table:style-name="ro7">
          <table:table-cell table:style-name="ce15" office:value-type="float" office:value="100" calcext:value-type="float">
            <text:p>100</text:p>
          </table:table-cell>
          <table:table-cell office:value-type="float" office:value="2.507" calcext:value-type="float">
            <text:p>2.507</text:p>
          </table:table-cell>
          <table:table-cell office:value-type="float" office:value="15.33" calcext:value-type="float">
            <text:p>15.3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" calcext:value-type="float">
            <text:p>0.04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456" calcext:value-type="float">
            <text:p>2.45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0.08948" calcext:value-type="float">
            <text:p>0.08948</text:p>
          </table:table-cell>
          <table:table-cell office:value-type="float" office:value="1.029" calcext:value-type="float">
            <text:p>1.029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1.316" calcext:value-type="float">
            <text:p>1.316</text:p>
          </table:table-cell>
          <table:table-cell table:number-columns-repeated="993"/>
        </table:table-row>
        <table:table-row table:style-name="ro7">
          <table:table-cell table:style-name="ce15" office:value-type="float" office:value="125" calcext:value-type="float">
            <text:p>125</text:p>
          </table:table-cell>
          <table:table-cell office:value-type="float" office:value="2.233" calcext:value-type="float">
            <text:p>2.233</text:p>
          </table:table-cell>
          <table:table-cell office:value-type="float" office:value="7.888" calcext:value-type="float">
            <text:p>7.888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10.79" calcext:value-type="float">
            <text:p>10.79</text:p>
          </table:table-cell>
          <table:table-cell office:value-type="float" office:value="0.2138" calcext:value-type="float">
            <text:p>0.2138</text:p>
          </table:table-cell>
          <table:table-cell office:value-type="float" office:value="1.69" calcext:value-type="float">
            <text:p>1.69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654" calcext:value-type="float">
            <text:p>0.036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1.093" calcext:value-type="float">
            <text:p>1.093</text:p>
          </table:table-cell>
          <table:table-cell office:value-type="float" office:value="0.006587" calcext:value-type="float">
            <text:p>0.006587</text:p>
          </table:table-cell>
          <table:table-cell office:value-type="float" office:value="-0.00114" calcext:value-type="float">
            <text:p>-0.00114</text:p>
          </table:table-cell>
          <table:table-cell office:value-type="float" office:value="1.172" calcext:value-type="float">
            <text:p>1.172</text:p>
          </table:table-cell>
          <table:table-cell table:number-columns-repeated="993"/>
        </table:table-row>
        <table:table-row table:style-name="ro7">
          <table:table-cell table:style-name="ce15" office:value-type="float" office:value="150" calcext:value-type="float">
            <text:p>150</text:p>
          </table:table-cell>
          <table:table-cell office:value-type="float" office:value="1.791" calcext:value-type="float">
            <text:p>1.791</text:p>
          </table:table-cell>
          <table:table-cell office:value-type="float" office:value="5.478" calcext:value-type="float">
            <text:p>5.478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75" calcext:value-type="float">
            <text:p>0.0775</text:p>
          </table:table-cell>
          <table:table-cell office:value-type="float" office:value="1.566" calcext:value-type="float">
            <text:p>1.56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.135" calcext:value-type="float">
            <text:p>1.135</text:p>
          </table:table-cell>
          <table:table-cell office:value-type="float" office:value="0.1511" calcext:value-type="float">
            <text:p>0.1511</text:p>
          </table:table-cell>
          <table:table-cell office:value-type="float" office:value="1.124" calcext:value-type="float">
            <text:p>1.124</text:p>
          </table:table-cell>
          <table:table-cell office:value-type="float" office:value="1.151" calcext:value-type="float">
            <text:p>1.151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1.134" calcext:value-type="float">
            <text:p>1.134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1.44" calcext:value-type="float">
            <text:p>1.4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all)</text:p>
          </table:table-cell>
          <table:table-cell office:value-type="float" office:value="2.298" calcext:value-type="float">
            <text:p>2.298</text:p>
          </table:table-cell>
          <table:table-cell office:value-type="float" office:value="17.38" calcext:value-type="float">
            <text:p>17.38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56" calcext:value-type="float">
            <text:p>0.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2191" calcext:value-type="float">
            <text:p>0.2191</text:p>
          </table:table-cell>
          <table:table-cell office:value-type="float" office:value="3.49" calcext:value-type="float">
            <text:p>3.49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03873" calcext:value-type="float">
            <text:p>0.03873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1.044" calcext:value-type="float">
            <text:p>1.04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chest bucky)</text:p>
          </table:table-cell>
          <table:table-cell office:value-type="float" office:value="2.256" calcext:value-type="float">
            <text:p>2.256</text:p>
          </table:table-cell>
          <table:table-cell office:value-type="float" office:value="13.8" calcext:value-type="float">
            <text:p>13.8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445" calcext:value-type="float">
            <text:p>0.0445</text:p>
          </table:table-cell>
          <table:table-cell office:value-type="float" office:value="1.049" calcext:value-type="float">
            <text:p>1.049</text:p>
          </table:table-cell>
          <table:table-cell office:value-type="float" office:value="0.2211" calcext:value-type="float">
            <text:p>0.2211</text:p>
          </table:table-cell>
          <table:table-cell office:value-type="float" office:value="2.836" calcext:value-type="float">
            <text:p>2.836</text:p>
          </table:table-cell>
          <table:table-cell office:value-type="float" office:value="1.123" calcext:value-type="float">
            <text:p>1.123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875" calcext:value-type="float">
            <text:p>1.875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Room (floor or other)</text:p>
          </table:table-cell>
          <table:table-cell office:value-type="float" office:value="2.513" calcext:value-type="float">
            <text:p>2.513</text:p>
          </table:table-cell>
          <table:table-cell office:value-type="float" office:value="17.34" calcext:value-type="float">
            <text:p>17.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4486" calcext:value-type="float">
            <text:p>0.448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244" calcext:value-type="float">
            <text:p>0.244</text:p>
          </table:table-cell>
          <table:table-cell office:value-type="float" office:value="3.012" calcext:value-type="float">
            <text:p>3.012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007887" calcext:value-type="float">
            <text:p>0.007887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98" calcext:value-type="float">
            <text:p>0.98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Fluoroscopy tube (RF)</text:p>
          </table:table-cell>
          <table:table-cell office:value-type="float" office:value="2.322" calcext:value-type="float">
            <text:p>2.322</text:p>
          </table:table-cell>
          <table:table-cell office:value-type="float" office:value="12.91" calcext:value-type="float">
            <text:p>12.91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2331" calcext:value-type="float">
            <text:p>0.2331</text:p>
          </table:table-cell>
          <table:table-cell office:value-type="float" office:value="2.213" calcext:value-type="float">
            <text:p>2.213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03886" calcext:value-type="float">
            <text:p>0.03886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7057" calcext:value-type="float">
            <text:p>0.00705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1.664" calcext:value-type="float">
            <text:p>1.664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Rad tube (RF)</text:p>
          </table:table-cell>
          <table:table-cell office:value-type="float" office:value="2.272" calcext:value-type="float">
            <text:p>2.272</text:p>
          </table:table-cell>
          <table:table-cell office:value-type="float" office:value="13.6" calcext:value-type="float">
            <text:p>13.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2149" calcext:value-type="float">
            <text:p>0.2149</text:p>
          </table:table-cell>
          <table:table-cell office:value-type="float" office:value="2.695" calcext:value-type="float">
            <text:p>2.695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8857" calcext:value-type="float">
            <text:p>0.08857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1.698" calcext:value-type="float">
            <text:p>1.698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Chest Room</text:p>
          </table:table-cell>
          <table:table-cell office:value-type="float" office:value="2.288" calcext:value-type="float">
            <text:p>2.288</text:p>
          </table:table-cell>
          <table:table-cell office:value-type="float" office:value="9.848" calcext:value-type="float">
            <text:p>9.848</text:p>
          </table:table-cell>
          <table:table-cell office:value-type="float" office:value="1.054" calcext:value-type="float">
            <text:p>1.05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195" calcext:value-type="float">
            <text:p>1.195</text:p>
          </table:table-cell>
          <table:table-cell office:value-type="float" office:value="0.2518" calcext:value-type="float">
            <text:p>0.2518</text:p>
          </table:table-cell>
          <table:table-cell office:value-type="float" office:value="1.829" calcext:value-type="float">
            <text:p>1.829</text:p>
          </table:table-cell>
          <table:table-cell office:value-type="float" office:value="1.273" calcext:value-type="float">
            <text:p>1.273</text:p>
          </table:table-cell>
          <table:table-cell office:value-type="float" office:value="0.03866" calcext:value-type="float">
            <text:p>0.03866</text:p>
          </table:table-cell>
          <table:table-cell office:value-type="float" office:value="0.0627" calcext:value-type="float">
            <text:p>0.0627</text:p>
          </table:table-cell>
          <table:table-cell office:value-type="float" office:value="1.128" calcext:value-type="float">
            <text:p>1.128</text:p>
          </table:table-cell>
          <table:table-cell office:value-type="float" office:value="0.007485" calcext:value-type="float">
            <text:p>0.007485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0.09459" calcext:value-type="float">
            <text:p>0.09459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Mammo Room</text:p>
          </table:table-cell>
          <table:table-cell office:value-type="float" office:value="29.91" calcext:value-type="float">
            <text:p>29.91</text:p>
          </table:table-cell>
          <table:table-cell office:value-type="float" office:value="184.4" calcext:value-type="float">
            <text:p>184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39" calcext:value-type="float">
            <text:p>0.2539</text:p>
          </table:table-cell>
          <table:table-cell office:value-type="float" office:value="1.8411" calcext:value-type="float">
            <text:p>1.8411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3786" calcext:value-type="float">
            <text:p>0.3786</text:p>
          </table:table-cell>
          <table:table-cell office:value-type="float" office:value="5.789" calcext:value-type="float">
            <text:p>5.789</text:p>
          </table:table-cell>
          <table:table-cell office:value-type="float" office:value="44.12" calcext:value-type="float">
            <text:p>44.12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2404" calcext:value-type="float">
            <text:p>0.2404</text:p>
          </table:table-cell>
          <table:table-cell office:value-type="float" office:value="1.709" calcext:value-type="float">
            <text:p>1.709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2903" calcext:value-type="float">
            <text:p>0.2903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Cardiac Angiography</text:p>
          </table:table-cell>
          <table:table-cell office:value-type="float" office:value="2.354" calcext:value-type="float">
            <text:p>2.354</text:p>
          </table:table-cell>
          <table:table-cell office:value-type="float" office:value="14.94" calcext:value-type="float">
            <text:p>14.94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253" calcext:value-type="float">
            <text:p>0.253</text:p>
          </table:table-cell>
          <table:table-cell office:value-type="float" office:value="2.592" calcext:value-type="float">
            <text:p>2.592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1.2335" calcext:value-type="float">
            <text:p>1.2335</text:p>
          </table:table-cell>
          <table:table-cell table:number-columns-repeated="993"/>
        </table:table-row>
        <table:table-row table:style-name="ro7">
          <table:table-cell table:style-name="ce15" office:value-type="string" calcext:value-type="string">
            <text:p>Peripheral Angiography</text:p>
          </table:table-cell>
          <table:table-cell office:value-type="float" office:value="2.661" calcext:value-type="float">
            <text:p>2.661</text:p>
          </table:table-cell>
          <table:table-cell office:value-type="float" office:value="19.54" calcext:value-type="float">
            <text:p>19.54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04219" calcext:value-type="float">
            <text:p>0.0421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3579" calcext:value-type="float">
            <text:p>0.3579</text:p>
          </table:table-cell>
          <table:table-cell office:value-type="float" office:value="3.466" calcext:value-type="float">
            <text:p>3.466</text:p>
          </table:table-cell>
          <table:table-cell office:value-type="float" office:value="0.56" calcext:value-type="float">
            <text:p>0.56</text:p>
          </table:table-cell>
          <table:table-cell office:value-type="float" office:value="0.04612" calcext:value-type="float">
            <text:p>0.04612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008079" calcext:value-type="float">
            <text:p>0.008079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9742" calcext:value-type="float">
            <text:p>0.9742</text:p>
          </table:table-cell>
          <table:table-cell table:number-columns-repeated="993"/>
        </table:table-row>
        <table:table-row table:style-name="ro7" table:number-rows-repeated="1048556">
          <table:table-cell table:number-columns-repeated="1012"/>
        </table:table-row>
        <table:table-row table:style-name="ro7">
          <table:table-cell table:number-columns-repeated="1012"/>
        </table:table-row>
      </table:table>
      <table:table table:name="W_Rh_Al_Ag" table:style-name="ta3">
        <table:table-column table:style-name="co2" table:number-columns-repeated="19" table:default-cell-style-name="ce5"/>
        <table:table-column table:style-name="co3" table:number-columns-repeated="1005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g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" calcext:value-type="float">
            <text:p>6.700E+01</text:p>
          </table:table-cell>
          <table:table-cell table:style-name="ce16" office:value-type="float" office:value="21.26" calcext:value-type="float">
            <text:p>2.126E+01</text:p>
          </table:table-cell>
          <table:table-cell table:style-name="ce16" office:value-type="float" office:value="0.2288" calcext:value-type="float">
            <text:p>2.288E-01</text:p>
          </table:table-cell>
          <table:table-cell table:style-name="ce16" office:value-type="float" office:value="0.4288" calcext:value-type="float">
            <text:p>4.288E-01</text:p>
          </table:table-cell>
          <table:table-cell table:style-name="ce16" office:value-type="float" office:value="0.5526" calcext:value-type="float">
            <text:p>5.526E-01</text:p>
          </table:table-cell>
          <table:table-cell table:style-name="ce16" office:value-type="float" office:value="0.4359" calcext:value-type="float">
            <text:p>4.359E-01</text:p>
          </table:table-cell>
          <table:table-cell table:style-name="ce16" office:value-type="float" office:value="0.2174" calcext:value-type="float">
            <text:p>2.174E-01</text:p>
          </table:table-cell>
          <table:table-cell table:style-name="ce16" office:value-type="float" office:value="0.2774" calcext:value-type="float">
            <text:p>2.774E-01</text:p>
          </table:table-cell>
          <table:table-cell table:style-name="ce16" office:value-type="float" office:value="0.3707" calcext:value-type="float">
            <text:p>3.707E-01</text:p>
          </table:table-cell>
          <table:table-cell table:style-name="ce16" office:value-type="float" office:value="11.15" calcext:value-type="float">
            <text:p>1.115E+01</text:p>
          </table:table-cell>
          <table:table-cell table:style-name="ce16" office:value-type="float" office:value="7.133" calcext:value-type="float">
            <text:p>7.133E+00</text:p>
          </table:table-cell>
          <table:table-cell table:style-name="ce16" office:value-type="float" office:value="0.1884" calcext:value-type="float">
            <text:p>1.884E-01</text:p>
          </table:table-cell>
          <table:table-cell table:style-name="ce16" office:value-type="float" office:value="0.4812" calcext:value-type="float">
            <text:p>4.812E-01</text:p>
          </table:table-cell>
          <table:table-cell table:style-name="ce16" office:value-type="float" office:value="0.601" calcext:value-type="float">
            <text:p>6.010E-01</text:p>
          </table:table-cell>
          <table:table-cell table:style-name="ce16" office:value-type="float" office:value="0.472" calcext:value-type="float">
            <text:p>4.720E-01</text:p>
          </table:table-cell>
          <table:table-cell table:style-name="ce16" office:value-type="float" office:value="0.02201" calcext:value-type="float">
            <text:p>2.201E-02</text:p>
          </table:table-cell>
          <table:table-cell table:style-name="ce16" office:value-type="float" office:value="0.01011" calcext:value-type="float">
            <text:p>1.011E-02</text:p>
          </table:table-cell>
          <table:table-cell table:style-name="ce16" office:value-type="float" office:value="0.3083" calcext:value-type="float">
            <text:p>3.08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6.95" calcext:value-type="float">
            <text:p>4.695E+01</text:p>
          </table:table-cell>
          <table:table-cell table:style-name="ce16" office:value-type="float" office:value="33.73" calcext:value-type="float">
            <text:p>3.373E+01</text:p>
          </table:table-cell>
          <table:table-cell table:style-name="ce16" office:value-type="float" office:value="0.1923" calcext:value-type="float">
            <text:p>1.923E-01</text:p>
          </table:table-cell>
          <table:table-cell table:style-name="ce16" office:value-type="float" office:value="0.2891" calcext:value-type="float">
            <text:p>2.891E-01</text:p>
          </table:table-cell>
          <table:table-cell table:style-name="ce16" office:value-type="float" office:value="0.4375" calcext:value-type="float">
            <text:p>4.375E-01</text:p>
          </table:table-cell>
          <table:table-cell table:style-name="ce16" office:value-type="float" office:value="0.2742" calcext:value-type="float">
            <text:p>2.742E-01</text:p>
          </table:table-cell>
          <table:table-cell table:style-name="ce16" office:value-type="float" office:value="0.1384" calcext:value-type="float">
            <text:p>1.384E-01</text:p>
          </table:table-cell>
          <table:table-cell table:style-name="ce16" office:value-type="float" office:value="0.2394" calcext:value-type="float">
            <text:p>2.394E-01</text:p>
          </table:table-cell>
          <table:table-cell table:style-name="ce16" office:value-type="float" office:value="0.2387" calcext:value-type="float">
            <text:p>2.387E-01</text:p>
          </table:table-cell>
          <table:table-cell table:style-name="ce16" office:value-type="float" office:value="8.295" calcext:value-type="float">
            <text:p>8.295E+00</text:p>
          </table:table-cell>
          <table:table-cell table:style-name="ce16" office:value-type="float" office:value="8.655" calcext:value-type="float">
            <text:p>8.655E+00</text:p>
          </table:table-cell>
          <table:table-cell table:style-name="ce16" office:value-type="float" office:value="0.2527" calcext:value-type="float">
            <text:p>2.527E-01</text:p>
          </table:table-cell>
          <table:table-cell table:style-name="ce16" office:value-type="float" office:value="0.3197" calcext:value-type="float">
            <text:p>3.197E-01</text:p>
          </table:table-cell>
          <table:table-cell table:style-name="ce16" office:value-type="float" office:value="0.5001" calcext:value-type="float">
            <text:p>5.001E-01</text:p>
          </table:table-cell>
          <table:table-cell table:style-name="ce16" office:value-type="float" office:value="0.2888" calcext:value-type="float">
            <text:p>2.888E-01</text:p>
          </table:table-cell>
          <table:table-cell table:style-name="ce16" office:value-type="float" office:value="0.01756" calcext:value-type="float">
            <text:p>1.756E-02</text:p>
          </table:table-cell>
          <table:table-cell table:style-name="ce16" office:value-type="float" office:value="0.008786" calcext:value-type="float">
            <text:p>8.786E-03</text:p>
          </table:table-cell>
          <table:table-cell table:style-name="ce16" office:value-type="float" office:value="0.1797" calcext:value-type="float">
            <text:p>1.79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8.41" calcext:value-type="float">
            <text:p>2.841E+01</text:p>
          </table:table-cell>
          <table:table-cell table:style-name="ce16" office:value-type="float" office:value="62.94" calcext:value-type="float">
            <text:p>6.294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541" calcext:value-type="float">
            <text:p>1.541E-01</text:p>
          </table:table-cell>
          <table:table-cell table:style-name="ce16" office:value-type="float" office:value="0.5974" calcext:value-type="float">
            <text:p>5.974E-01</text:p>
          </table:table-cell>
          <table:table-cell table:style-name="ce16" office:value-type="float" office:value="0.309" calcext:value-type="float">
            <text:p>3.090E-01</text:p>
          </table:table-cell>
          <table:table-cell table:style-name="ce16" office:value-type="float" office:value="0.06557" calcext:value-type="float">
            <text:p>6.557E-02</text:p>
          </table:table-cell>
          <table:table-cell table:style-name="ce16" office:value-type="float" office:value="0.3031" calcext:value-type="float">
            <text:p>3.031E-01</text:p>
          </table:table-cell>
          <table:table-cell table:style-name="ce16" office:value-type="float" office:value="0.2593" calcext:value-type="float">
            <text:p>2.593E-01</text:p>
          </table:table-cell>
          <table:table-cell table:style-name="ce16" office:value-type="float" office:value="5.402" calcext:value-type="float">
            <text:p>5.402E+00</text:p>
          </table:table-cell>
          <table:table-cell table:style-name="ce16" office:value-type="float" office:value="16.81" calcext:value-type="float">
            <text:p>1.681E+01</text:p>
          </table:table-cell>
          <table:table-cell table:style-name="ce16" office:value-type="float" office:value="0.5086" calcext:value-type="float">
            <text:p>5.086E-01</text:p>
          </table:table-cell>
          <table:table-cell table:style-name="ce16" office:value-type="float" office:value="0.1514" calcext:value-type="float">
            <text:p>1.514E-01</text:p>
          </table:table-cell>
          <table:table-cell table:style-name="ce16" office:value-type="float" office:value="0.6343" calcext:value-type="float">
            <text:p>6.343E-01</text:p>
          </table:table-cell>
          <table:table-cell table:style-name="ce16" office:value-type="float" office:value="0.2725" calcext:value-type="float">
            <text:p>2.725E-01</text:p>
          </table:table-cell>
          <table:table-cell table:style-name="ce16" office:value-type="float" office:value="0.01186" calcext:value-type="float">
            <text:p>1.186E-02</text:p>
          </table:table-cell>
          <table:table-cell table:style-name="ce16" office:value-type="float" office:value="0.01312" calcext:value-type="float">
            <text:p>1.312E-02</text:p>
          </table:table-cell>
          <table:table-cell table:style-name="ce16" office:value-type="float" office:value="0.1603" calcext:value-type="float">
            <text:p>1.60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5.44" calcext:value-type="float">
            <text:p>1.544E+01</text:p>
          </table:table-cell>
          <table:table-cell table:style-name="ce16" office:value-type="float" office:value="67.38" calcext:value-type="float">
            <text:p>6.738E+01</text:p>
          </table:table-cell>
          <table:table-cell table:style-name="ce16" office:value-type="float" office:value="0.2861" calcext:value-type="float">
            <text:p>2.861E-01</text:p>
          </table:table-cell>
          <table:table-cell table:style-name="ce16" office:value-type="float" office:value="0.1292" calcext:value-type="float">
            <text:p>1.292E-01</text:p>
          </table:table-cell>
          <table:table-cell table:style-name="ce16" office:value-type="float" office:value="0.6718" calcext:value-type="float">
            <text:p>6.718E-01</text:p>
          </table:table-cell>
          <table:table-cell table:style-name="ce16" office:value-type="float" office:value="0.4475" calcext:value-type="float">
            <text:p>4.475E-01</text:p>
          </table:table-cell>
          <table:table-cell table:style-name="ce16" office:value-type="float" office:value="0.06427" calcext:value-type="float">
            <text:p>6.427E-02</text:p>
          </table:table-cell>
          <table:table-cell table:style-name="ce16" office:value-type="float" office:value="0.3709" calcext:value-type="float">
            <text:p>3.709E-01</text:p>
          </table:table-cell>
          <table:table-cell table:style-name="ce16" office:value-type="float" office:value="0.4628" calcext:value-type="float">
            <text:p>4.628E-01</text:p>
          </table:table-cell>
          <table:table-cell table:style-name="ce16" office:value-type="float" office:value="2.956" calcext:value-type="float">
            <text:p>2.956E+00</text:p>
          </table:table-cell>
          <table:table-cell table:style-name="ce16" office:value-type="float" office:value="14.31" calcext:value-type="float">
            <text:p>1.431E+01</text:p>
          </table:table-cell>
          <table:table-cell table:style-name="ce16" office:value-type="float" office:value="0.3706" calcext:value-type="float">
            <text:p>3.706E-01</text:p>
          </table:table-cell>
          <table:table-cell table:style-name="ce16" office:value-type="float" office:value="0.1443" calcext:value-type="float">
            <text:p>1.443E-01</text:p>
          </table:table-cell>
          <table:table-cell table:style-name="ce16" office:value-type="float" office:value="0.7505" calcext:value-type="float">
            <text:p>7.505E-01</text:p>
          </table:table-cell>
          <table:table-cell table:style-name="ce16" office:value-type="float" office:value="0.4603" calcext:value-type="float">
            <text:p>4.603E-01</text:p>
          </table:table-cell>
          <table:table-cell table:style-name="ce16" office:value-type="float" office:value="0.01071" calcext:value-type="float">
            <text:p>1.071E-02</text:p>
          </table:table-cell>
          <table:table-cell table:style-name="ce16" office:value-type="float" office:value="0.01373" calcext:value-type="float">
            <text:p>1.373E-02</text:p>
          </table:table-cell>
          <table:table-cell table:style-name="ce16" office:value-type="float" office:value="0.2387" calcext:value-type="float">
            <text:p>2.387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Workload and transmission data for the installation of a digital breast tomosynthesis system”, MedPhys 40(6) 063901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l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63.06" calcext:value-type="float">
            <text:p>6.306E+01</text:p>
          </table:table-cell>
          <table:table-cell table:style-name="ce16" office:value-type="float" office:value="27.09" calcext:value-type="float">
            <text:p>2.709E+01</text:p>
          </table:table-cell>
          <table:table-cell table:style-name="ce16" office:value-type="float" office:value="0.149" calcext:value-type="float">
            <text:p>1.490E-01</text:p>
          </table:table-cell>
          <table:table-cell table:style-name="ce16" office:value-type="float" office:value="0.4283" calcext:value-type="float">
            <text:p>4.283E-01</text:p>
          </table:table-cell>
          <table:table-cell table:style-name="ce16" office:value-type="float" office:value="0.645" calcext:value-type="float">
            <text:p>6.450E-01</text:p>
          </table:table-cell>
          <table:table-cell table:style-name="ce16" office:value-type="float" office:value="0.434" calcext:value-type="float">
            <text:p>4.340E-01</text:p>
          </table:table-cell>
          <table:table-cell table:style-name="ce16" office:value-type="float" office:value="0.218" calcext:value-type="float">
            <text:p>2.180E-01</text:p>
          </table:table-cell>
          <table:table-cell table:style-name="ce16" office:value-type="float" office:value="0.3308" calcext:value-type="float">
            <text:p>3.308E-01</text:p>
          </table:table-cell>
          <table:table-cell table:style-name="ce16" office:value-type="float" office:value="0.3798" calcext:value-type="float">
            <text:p>3.798E-01</text:p>
          </table:table-cell>
          <table:table-cell table:style-name="ce16" office:value-type="float" office:value="11.44" calcext:value-type="float">
            <text:p>1.144E+01</text:p>
          </table:table-cell>
          <table:table-cell table:style-name="ce16" office:value-type="float" office:value="8.967" calcext:value-type="float">
            <text:p>8.967E+00</text:p>
          </table:table-cell>
          <table:table-cell table:style-name="ce16" office:value-type="float" office:value="0.2344" calcext:value-type="float">
            <text:p>2.344E-01</text:p>
          </table:table-cell>
          <table:table-cell table:style-name="ce16" office:value-type="float" office:value="0.4733" calcext:value-type="float">
            <text:p>4.733E-01</text:p>
          </table:table-cell>
          <table:table-cell table:style-name="ce16" office:value-type="float" office:value="0.7575" calcext:value-type="float">
            <text:p>7.575E-01</text:p>
          </table:table-cell>
          <table:table-cell table:style-name="ce16" office:value-type="float" office:value="0.4454" calcext:value-type="float">
            <text:p>4.454E-01</text:p>
          </table:table-cell>
          <table:table-cell table:style-name="ce16" office:value-type="float" office:value="0.0219" calcext:value-type="float">
            <text:p>2.190E-02</text:p>
          </table:table-cell>
          <table:table-cell table:style-name="ce16" office:value-type="float" office:value="0.01372" calcext:value-type="float">
            <text:p>1.372E-02</text:p>
          </table:table-cell>
          <table:table-cell table:style-name="ce16" office:value-type="float" office:value="0.3181" calcext:value-type="float">
            <text:p>3.181E-0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office:value-type="float" office:value="25.72" calcext:value-type="float">
            <text:p>2.572E+01</text:p>
          </table:table-cell>
          <table:table-cell table:style-name="ce16" office:value-type="float" office:value="49.12" calcext:value-type="float">
            <text:p>4.912E+01</text:p>
          </table:table-cell>
          <table:table-cell table:style-name="ce16" office:value-type="float" office:value="0.1217" calcext:value-type="float">
            <text:p>1.217E-01</text:p>
          </table:table-cell>
          <table:table-cell table:style-name="ce16" office:value-type="float" office:value="0.2545" calcext:value-type="float">
            <text:p>2.545E-01</text:p>
          </table:table-cell>
          <table:table-cell table:style-name="ce16" office:value-type="float" office:value="0.4988" calcext:value-type="float">
            <text:p>4.988E-01</text:p>
          </table:table-cell>
          <table:table-cell table:style-name="ce16" office:value-type="float" office:value="0.3782" calcext:value-type="float">
            <text:p>3.782E-01</text:p>
          </table:table-cell>
          <table:table-cell table:style-name="ce16" office:value-type="float" office:value="0.1391" calcext:value-type="float">
            <text:p>1.391E-01</text:p>
          </table:table-cell>
          <table:table-cell table:style-name="ce16" office:value-type="float" office:value="0.2945" calcext:value-type="float">
            <text:p>2.945E-01</text:p>
          </table:table-cell>
          <table:table-cell table:style-name="ce16" office:value-type="float" office:value="0.4519" calcext:value-type="float">
            <text:p>4.519E-01</text:p>
          </table:table-cell>
          <table:table-cell table:style-name="ce16" office:value-type="float" office:value="5.831" calcext:value-type="float">
            <text:p>5.831E+00</text:p>
          </table:table-cell>
          <table:table-cell table:style-name="ce16" office:value-type="float" office:value="9.782" calcext:value-type="float">
            <text:p>9.782E+00</text:p>
          </table:table-cell>
          <table:table-cell table:style-name="ce16" office:value-type="float" office:value="0.2166" calcext:value-type="float">
            <text:p>2.166E-01</text:p>
          </table:table-cell>
          <table:table-cell table:style-name="ce16" office:value-type="float" office:value="0.2919" calcext:value-type="float">
            <text:p>2.919E-01</text:p>
          </table:table-cell>
          <table:table-cell table:style-name="ce16" office:value-type="float" office:value="0.6105" calcext:value-type="float">
            <text:p>6.105E-01</text:p>
          </table:table-cell>
          <table:table-cell table:style-name="ce16" office:value-type="float" office:value="0.4443" calcext:value-type="float">
            <text:p>4.443E-01</text:p>
          </table:table-cell>
          <table:table-cell table:style-name="ce16" office:value-type="float" office:value="0.01723" calcext:value-type="float">
            <text:p>1.723E-02</text:p>
          </table:table-cell>
          <table:table-cell table:style-name="ce16" office:value-type="float" office:value="0.01196" calcext:value-type="float">
            <text:p>1.196E-02</text:p>
          </table:table-cell>
          <table:table-cell table:style-name="ce16" office:value-type="float" office:value="0.4733" calcext:value-type="float">
            <text:p>4.733E-01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office:value-type="float" office:value="22.2" calcext:value-type="float">
            <text:p>2.220E+01</text:p>
          </table:table-cell>
          <table:table-cell table:style-name="ce16" office:value-type="float" office:value="42.34" calcext:value-type="float">
            <text:p>4.234E+01</text:p>
          </table:table-cell>
          <table:table-cell table:style-name="ce16" office:value-type="float" office:value="0.2152" calcext:value-type="float">
            <text:p>2.152E-01</text:p>
          </table:table-cell>
          <table:table-cell table:style-name="ce16" office:value-type="float" office:value="0.1826" calcext:value-type="float">
            <text:p>1.826E-01</text:p>
          </table:table-cell>
          <table:table-cell table:style-name="ce16" office:value-type="float" office:value="0.4967" calcext:value-type="float">
            <text:p>4.967E-01</text:p>
          </table:table-cell>
          <table:table-cell table:style-name="ce16" office:value-type="float" office:value="0.4828" calcext:value-type="float">
            <text:p>4.828E-01</text:p>
          </table:table-cell>
          <table:table-cell table:style-name="ce16" office:value-type="float" office:value="0.092" calcext:value-type="float">
            <text:p>9.200E-02</text:p>
          </table:table-cell>
          <table:table-cell table:style-name="ce16" office:value-type="float" office:value="0.2694" calcext:value-type="float">
            <text:p>2.694E-01</text:p>
          </table:table-cell>
          <table:table-cell table:style-name="ce16" office:value-type="float" office:value="0.4893" calcext:value-type="float">
            <text:p>4.893E-01</text:p>
          </table:table-cell>
          <table:table-cell table:style-name="ce16" office:value-type="float" office:value="4.344" calcext:value-type="float">
            <text:p>4.344E+00</text:p>
          </table:table-cell>
          <table:table-cell table:style-name="ce16" office:value-type="float" office:value="9.436" calcext:value-type="float">
            <text:p>9.436E+00</text:p>
          </table:table-cell>
          <table:table-cell table:style-name="ce16" office:value-type="float" office:value="0.331" calcext:value-type="float">
            <text:p>3.310E-01</text:p>
          </table:table-cell>
          <table:table-cell table:style-name="ce16" office:value-type="float" office:value="0.1975" calcext:value-type="float">
            <text:p>1.975E-01</text:p>
          </table:table-cell>
          <table:table-cell table:style-name="ce16" office:value-type="float" office:value="0.5284" calcext:value-type="float">
            <text:p>5.284E-01</text:p>
          </table:table-cell>
          <table:table-cell table:style-name="ce16" office:value-type="float" office:value="0.4656" calcext:value-type="float">
            <text:p>4.656E-01</text:p>
          </table:table-cell>
          <table:table-cell table:style-name="ce16" office:value-type="float" office:value="0.01417" calcext:value-type="float">
            <text:p>1.417E-02</text:p>
          </table:table-cell>
          <table:table-cell table:style-name="ce16" office:value-type="float" office:value="0.009502" calcext:value-type="float">
            <text:p>9.502E-03</text:p>
          </table:table-cell>
          <table:table-cell table:style-name="ce16" office:value-type="float" office:value="0.463" calcext:value-type="float">
            <text:p>4.630E-01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office:value-type="float" office:value="17.92" calcext:value-type="float">
            <text:p>1.792E+01</text:p>
          </table:table-cell>
          <table:table-cell table:style-name="ce16" office:value-type="float" office:value="41.58" calcext:value-type="float">
            <text:p>4.158E+01</text:p>
          </table:table-cell>
          <table:table-cell table:style-name="ce16" office:value-type="float" office:value="0.3201" calcext:value-type="float">
            <text:p>3.201E-01</text:p>
          </table:table-cell>
          <table:table-cell table:style-name="ce16" office:value-type="float" office:value="0.1379" calcext:value-type="float">
            <text:p>1.379E-01</text:p>
          </table:table-cell>
          <table:table-cell table:style-name="ce16" office:value-type="float" office:value="0.462" calcext:value-type="float">
            <text:p>4.620E-01</text:p>
          </table:table-cell>
          <table:table-cell table:style-name="ce16" office:value-type="float" office:value="0.5482" calcext:value-type="float">
            <text:p>5.482E-01</text:p>
          </table:table-cell>
          <table:table-cell table:style-name="ce16" office:value-type="float" office:value="0.06727" calcext:value-type="float">
            <text:p>6.727E-02</text:p>
          </table:table-cell>
          <table:table-cell table:style-name="ce16" office:value-type="float" office:value="0.251" calcext:value-type="float">
            <text:p>2.510E-01</text:p>
          </table:table-cell>
          <table:table-cell table:style-name="ce16" office:value-type="float" office:value="0.5468" calcext:value-type="float">
            <text:p>5.468E-01</text:p>
          </table:table-cell>
          <table:table-cell table:style-name="ce16" office:value-type="float" office:value="2.957" calcext:value-type="float">
            <text:p>2.957E+00</text:p>
          </table:table-cell>
          <table:table-cell table:style-name="ce16" office:value-type="float" office:value="8.541" calcext:value-type="float">
            <text:p>8.541E+00</text:p>
          </table:table-cell>
          <table:table-cell table:style-name="ce16" office:value-type="float" office:value="0.3569" calcext:value-type="float">
            <text:p>3.569E-01</text:p>
          </table:table-cell>
          <table:table-cell table:style-name="ce16" office:value-type="float" office:value="0.1492" calcext:value-type="float">
            <text:p>1.492E-01</text:p>
          </table:table-cell>
          <table:table-cell table:style-name="ce16" office:value-type="float" office:value="0.4492" calcext:value-type="float">
            <text:p>4.492E-01</text:p>
          </table:table-cell>
          <table:table-cell table:style-name="ce16" office:value-type="float" office:value="0.5028" calcext:value-type="float">
            <text:p>5.028E-01</text:p>
          </table:table-cell>
          <table:table-cell table:style-name="ce16" office:value-type="float" office:value="0.01244" calcext:value-type="float">
            <text:p>1.244E-02</text:p>
          </table:table-cell>
          <table:table-cell table:style-name="ce16" office:value-type="float" office:value="0.00844" calcext:value-type="float">
            <text:p>8.440E-03</text:p>
          </table:table-cell>
          <table:table-cell table:style-name="ce16" office:value-type="float" office:value="0.5356" calcext:value-type="float">
            <text:p>5.356E-01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office:value-type="float" office:value="12.97" calcext:value-type="float">
            <text:p>1.297E+01</text:p>
          </table:table-cell>
          <table:table-cell table:style-name="ce16" office:value-type="float" office:value="39.85" calcext:value-type="float">
            <text:p>3.985E+01</text:p>
          </table:table-cell>
          <table:table-cell table:style-name="ce16" office:value-type="float" office:value="0.3514" calcext:value-type="float">
            <text:p>3.514E-01</text:p>
          </table:table-cell>
          <table:table-cell table:style-name="ce16" office:value-type="float" office:value="0.1093" calcext:value-type="float">
            <text:p>1.093E-01</text:p>
          </table:table-cell>
          <table:table-cell table:style-name="ce16" office:value-type="float" office:value="0.4065" calcext:value-type="float">
            <text:p>4.065E-01</text:p>
          </table:table-cell>
          <table:table-cell table:style-name="ce16" office:value-type="float" office:value="0.5917" calcext:value-type="float">
            <text:p>5.917E-01</text:p>
          </table:table-cell>
          <table:table-cell table:style-name="ce16" office:value-type="float" office:value="0.05115" calcext:value-type="float">
            <text:p>5.115E-02</text:p>
          </table:table-cell>
          <table:table-cell table:style-name="ce16" office:value-type="float" office:value="0.221" calcext:value-type="float">
            <text:p>2.210E-01</text:p>
          </table:table-cell>
          <table:table-cell table:style-name="ce16" office:value-type="float" office:value="0.583" calcext:value-type="float">
            <text:p>5.830E-01</text:p>
          </table:table-cell>
          <table:table-cell table:style-name="ce16" office:value-type="float" office:value="2.297" calcext:value-type="float">
            <text:p>2.297E+00</text:p>
          </table:table-cell>
          <table:table-cell table:style-name="ce16" office:value-type="float" office:value="8.032" calcext:value-type="float">
            <text:p>8.032E+00</text:p>
          </table:table-cell>
          <table:table-cell table:style-name="ce16" office:value-type="float" office:value="0.4421" calcext:value-type="float">
            <text:p>4.421E-01</text:p>
          </table:table-cell>
          <table:table-cell table:style-name="ce16" office:value-type="float" office:value="0.1173" calcext:value-type="float">
            <text:p>1.173E-01</text:p>
          </table:table-cell>
          <table:table-cell table:style-name="ce16" office:value-type="float" office:value="0.4391" calcext:value-type="float">
            <text:p>4.391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0.01142" calcext:value-type="float">
            <text:p>1.142E-02</text:p>
          </table:table-cell>
          <table:table-cell table:style-name="ce16" office:value-type="float" office:value="0.008285" calcext:value-type="float">
            <text:p>8.285E-03</text:p>
          </table:table-cell>
          <table:table-cell table:style-name="ce16" office:value-type="float" office:value="0.7651" calcext:value-type="float">
            <text:p>7.651E-0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6" office:value-type="float" office:value="11.5" calcext:value-type="float">
            <text:p>1.150E+01</text:p>
          </table:table-cell>
          <table:table-cell table:style-name="ce16" office:value-type="float" office:value="37.07" calcext:value-type="float">
            <text:p>3.707E+01</text:p>
          </table:table-cell>
          <table:table-cell table:style-name="ce16" office:value-type="float" office:value="0.4101" calcext:value-type="float">
            <text:p>4.101E-01</text:p>
          </table:table-cell>
          <table:table-cell table:style-name="ce16" office:value-type="float" office:value="0.09267" calcext:value-type="float">
            <text:p>9.267E-02</text:p>
          </table:table-cell>
          <table:table-cell table:style-name="ce16" office:value-type="float" office:value="0.4031" calcext:value-type="float">
            <text:p>4.031E-01</text:p>
          </table:table-cell>
          <table:table-cell table:style-name="ce16" office:value-type="float" office:value="0.6295" calcext:value-type="float">
            <text:p>6.295E-01</text:p>
          </table:table-cell>
          <table:table-cell table:style-name="ce16" office:value-type="float" office:value="0.04267" calcext:value-type="float">
            <text:p>4.267E-02</text:p>
          </table:table-cell>
          <table:table-cell table:style-name="ce16" office:value-type="float" office:value="0.2252" calcext:value-type="float">
            <text:p>2.252E-01</text:p>
          </table:table-cell>
          <table:table-cell table:style-name="ce16" office:value-type="float" office:value="0.6361" calcext:value-type="float">
            <text:p>6.361E-01</text:p>
          </table:table-cell>
          <table:table-cell table:style-name="ce16" office:value-type="float" office:value="1.752" calcext:value-type="float">
            <text:p>1.752E+00</text:p>
          </table:table-cell>
          <table:table-cell table:style-name="ce16" office:value-type="float" office:value="8.332" calcext:value-type="float">
            <text:p>8.332E+00</text:p>
          </table:table-cell>
          <table:table-cell table:style-name="ce16" office:value-type="float" office:value="0.4704" calcext:value-type="float">
            <text:p>4.704E-01</text:p>
          </table:table-cell>
          <table:table-cell table:style-name="ce16" office:value-type="float" office:value="0.1007" calcext:value-type="float">
            <text:p>1.007E-01</text:p>
          </table:table-cell>
          <table:table-cell table:style-name="ce16" office:value-type="float" office:value="0.4478" calcext:value-type="float">
            <text:p>4.478E-01</text:p>
          </table:table-cell>
          <table:table-cell table:style-name="ce16" office:value-type="float" office:value="0.643" calcext:value-type="float">
            <text:p>6.430E-01</text:p>
          </table:table-cell>
          <table:table-cell table:style-name="ce16" office:value-type="float" office:value="0.01073" calcext:value-type="float">
            <text:p>1.073E-02</text:p>
          </table:table-cell>
          <table:table-cell table:style-name="ce16" office:value-type="float" office:value="0.008158" calcext:value-type="float">
            <text:p>8.158E-03</text:p>
          </table:table-cell>
          <table:table-cell table:style-name="ce16" office:value-type="float" office:value="0.8549" calcext:value-type="float">
            <text:p>8.549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Rh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6" office:value-type="float" office:value="67.94" calcext:value-type="float">
            <text:p>6.794E+01</text:p>
          </table:table-cell>
          <table:table-cell table:style-name="ce16" office:value-type="float" office:value="20.96" calcext:value-type="float">
            <text:p>2.096E+01</text:p>
          </table:table-cell>
          <table:table-cell table:style-name="ce16" office:value-type="float" office:value="0.08503" calcext:value-type="float">
            <text:p>8.503E-02</text:p>
          </table:table-cell>
          <table:table-cell table:style-name="ce16" office:value-type="float" office:value="0.4906" calcext:value-type="float">
            <text:p>4.906E-01</text:p>
          </table:table-cell>
          <table:table-cell table:style-name="ce16" office:value-type="float" office:value="0.4668" calcext:value-type="float">
            <text:p>4.668E-01</text:p>
          </table:table-cell>
          <table:table-cell table:style-name="ce16" office:value-type="float" office:value="0.3878" calcext:value-type="float">
            <text:p>3.878E-01</text:p>
          </table:table-cell>
          <table:table-cell table:style-name="ce16" office:value-type="float" office:value="0.2432" calcext:value-type="float">
            <text:p>2.432E-01</text:p>
          </table:table-cell>
          <table:table-cell table:style-name="ce16" office:value-type="float" office:value="0.2539" calcext:value-type="float">
            <text:p>2.539E-01</text:p>
          </table:table-cell>
          <table:table-cell table:style-name="ce16" office:value-type="float" office:value="0.3153" calcext:value-type="float">
            <text:p>3.153E-01</text:p>
          </table:table-cell>
          <table:table-cell table:style-name="ce16" office:value-type="float" office:value="13.71" calcext:value-type="float">
            <text:p>1.371E+01</text:p>
          </table:table-cell>
          <table:table-cell table:style-name="ce16" office:value-type="float" office:value="4.772" calcext:value-type="float">
            <text:p>4.772E+00</text:p>
          </table:table-cell>
          <table:table-cell table:style-name="ce16" office:value-type="float" office:value="0.1771" calcext:value-type="float">
            <text:p>1.771E-01</text:p>
          </table:table-cell>
          <table:table-cell table:style-name="ce16" office:value-type="float" office:value="0.5308" calcext:value-type="float">
            <text:p>5.308E-01</text:p>
          </table:table-cell>
          <table:table-cell table:style-name="ce16" office:value-type="float" office:value="0.5201" calcext:value-type="float">
            <text:p>5.201E-01</text:p>
          </table:table-cell>
          <table:table-cell table:style-name="ce16" office:value-type="float" office:value="0.3626" calcext:value-type="float">
            <text:p>3.626E-01</text:p>
          </table:table-cell>
          <table:table-cell table:style-name="ce16" office:value-type="float" office:value="0.02429" calcext:value-type="float">
            <text:p>2.429E-02</text:p>
          </table:table-cell>
          <table:table-cell table:style-name="ce16" office:value-type="float" office:value="0.009839" calcext:value-type="float">
            <text:p>9.839E-03</text:p>
          </table:table-cell>
          <table:table-cell table:style-name="ce16" office:value-type="float" office:value="0.3314" calcext:value-type="float">
            <text:p>3.31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6" office:value-type="float" office:value="49.72" calcext:value-type="float">
            <text:p>4.972E+01</text:p>
          </table:table-cell>
          <table:table-cell table:style-name="ce16" office:value-type="float" office:value="45.85" calcext:value-type="float">
            <text:p>4.585E+01</text:p>
          </table:table-cell>
          <table:table-cell table:style-name="ce16" office:value-type="float" office:value="0.2231" calcext:value-type="float">
            <text:p>2.231E-01</text:p>
          </table:table-cell>
          <table:table-cell table:style-name="ce16" office:value-type="float" office:value="0.2721" calcext:value-type="float">
            <text:p>2.721E-01</text:p>
          </table:table-cell>
          <table:table-cell table:style-name="ce16" office:value-type="float" office:value="0.6599" calcext:value-type="float">
            <text:p>6.599E-01</text:p>
          </table:table-cell>
          <table:table-cell table:style-name="ce16" office:value-type="float" office:value="0.2827" calcext:value-type="float">
            <text:p>2.827E-01</text:p>
          </table:table-cell>
          <table:table-cell table:style-name="ce16" office:value-type="float" office:value="0.1538" calcext:value-type="float">
            <text:p>1.538E-01</text:p>
          </table:table-cell>
          <table:table-cell table:style-name="ce16" office:value-type="float" office:value="0.3565" calcext:value-type="float">
            <text:p>3.565E-01</text:p>
          </table:table-cell>
          <table:table-cell table:style-name="ce16" office:value-type="float" office:value="0.3216" calcext:value-type="float">
            <text:p>3.216E-01</text:p>
          </table:table-cell>
          <table:table-cell table:style-name="ce16" office:value-type="float" office:value="7.87" calcext:value-type="float">
            <text:p>7.870E+00</text:p>
          </table:table-cell>
          <table:table-cell table:style-name="ce16" office:value-type="float" office:value="12.8" calcext:value-type="float">
            <text:p>1.280E+01</text:p>
          </table:table-cell>
          <table:table-cell table:style-name="ce16" office:value-type="float" office:value="0.2533" calcext:value-type="float">
            <text:p>2.533E-01</text:p>
          </table:table-cell>
          <table:table-cell table:style-name="ce16" office:value-type="float" office:value="0.3101" calcext:value-type="float">
            <text:p>3.101E-01</text:p>
          </table:table-cell>
          <table:table-cell table:style-name="ce16" office:value-type="float" office:value="0.7473" calcext:value-type="float">
            <text:p>7.473E-01</text:p>
          </table:table-cell>
          <table:table-cell table:style-name="ce16" office:value-type="float" office:value="0.3029" calcext:value-type="float">
            <text:p>3.029E-01</text:p>
          </table:table-cell>
          <table:table-cell table:style-name="ce16" office:value-type="float" office:value="0.01855" calcext:value-type="float">
            <text:p>1.855E-02</text:p>
          </table:table-cell>
          <table:table-cell table:style-name="ce16" office:value-type="float" office:value="0.01307" calcext:value-type="float">
            <text:p>1.307E-02</text:p>
          </table:table-cell>
          <table:table-cell table:style-name="ce16" office:value-type="float" office:value="0.2267" calcext:value-type="float">
            <text:p>2.26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6" office:value-type="float" office:value="25.61" calcext:value-type="float">
            <text:p>2.561E+01</text:p>
          </table:table-cell>
          <table:table-cell table:style-name="ce16" office:value-type="float" office:value="82.42" calcext:value-type="float">
            <text:p>8.242E+01</text:p>
          </table:table-cell>
          <table:table-cell table:style-name="ce16" office:value-type="float" office:value="0.3307" calcext:value-type="float">
            <text:p>3.307E-01</text:p>
          </table:table-cell>
          <table:table-cell table:style-name="ce16" office:value-type="float" office:value="0.158" calcext:value-type="float">
            <text:p>1.580E-01</text:p>
          </table:table-cell>
          <table:table-cell table:style-name="ce16" office:value-type="float" office:value="0.8254" calcext:value-type="float">
            <text:p>8.254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7447" calcext:value-type="float">
            <text:p>7.447E-02</text:p>
          </table:table-cell>
          <table:table-cell table:style-name="ce16" office:value-type="float" office:value="0.4409" calcext:value-type="float">
            <text:p>4.409E-01</text:p>
          </table:table-cell>
          <table:table-cell table:style-name="ce16" office:value-type="float" office:value="0.3739" calcext:value-type="float">
            <text:p>3.739E-01</text:p>
          </table:table-cell>
          <table:table-cell table:style-name="ce16" office:value-type="float" office:value="3.199" calcext:value-type="float">
            <text:p>3.199E+00</text:p>
          </table:table-cell>
          <table:table-cell table:style-name="ce16" office:value-type="float" office:value="17.11" calcext:value-type="float">
            <text:p>1.711E+01</text:p>
          </table:table-cell>
          <table:table-cell table:style-name="ce16" office:value-type="float" office:value="0.2814" calcext:value-type="float">
            <text:p>2.814E-01</text:p>
          </table:table-cell>
          <table:table-cell table:style-name="ce16" office:value-type="float" office:value="0.1702" calcext:value-type="float">
            <text:p>1.702E-01</text:p>
          </table:table-cell>
          <table:table-cell table:style-name="ce16" office:value-type="float" office:value="0.9212" calcext:value-type="float">
            <text:p>9.212E-01</text:p>
          </table:table-cell>
          <table:table-cell table:style-name="ce16" office:value-type="float" office:value="0.3908" calcext:value-type="float">
            <text:p>3.908E-01</text:p>
          </table:table-cell>
          <table:table-cell table:style-name="ce16" office:value-type="float" office:value="0.01378" calcext:value-type="float">
            <text:p>1.378E-02</text:p>
          </table:table-cell>
          <table:table-cell table:style-name="ce16" office:value-type="float" office:value="0.02024" calcext:value-type="float">
            <text:p>2.024E-02</text:p>
          </table:table-cell>
          <table:table-cell table:style-name="ce16" office:value-type="float" office:value="0.3624" calcext:value-type="float">
            <text:p>3.62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6" office:value-type="float" office:value="17.96" calcext:value-type="float">
            <text:p>1.796E+01</text:p>
          </table:table-cell>
          <table:table-cell table:style-name="ce16" office:value-type="float" office:value="81.68" calcext:value-type="float">
            <text:p>8.168E+01</text:p>
          </table:table-cell>
          <table:table-cell table:style-name="ce16" office:value-type="float" office:value="0.3821" calcext:value-type="float">
            <text:p>3.821E-01</text:p>
          </table:table-cell>
          <table:table-cell table:style-name="ce16" office:value-type="float" office:value="0.1376" calcext:value-type="float">
            <text:p>1.376E-01</text:p>
          </table:table-cell>
          <table:table-cell table:style-name="ce16" office:value-type="float" office:value="0.9611" calcext:value-type="float">
            <text:p>9.611E-01</text:p>
          </table:table-cell>
          <table:table-cell table:style-name="ce16" office:value-type="float" office:value="0.5957" calcext:value-type="float">
            <text:p>5.957E-01</text:p>
          </table:table-cell>
          <table:table-cell table:style-name="ce16" office:value-type="float" office:value="0.06656" calcext:value-type="float">
            <text:p>6.656E-02</text:p>
          </table:table-cell>
          <table:table-cell table:style-name="ce16" office:value-type="float" office:value="0.508" calcext:value-type="float">
            <text:p>5.080E-01</text:p>
          </table:table-cell>
          <table:table-cell table:style-name="ce16" office:value-type="float" office:value="0.5791" calcext:value-type="float">
            <text:p>5.791E-01</text:p>
          </table:table-cell>
          <table:table-cell table:style-name="ce16" office:value-type="float" office:value="3.134" calcext:value-type="float">
            <text:p>3.134E+00</text:p>
          </table:table-cell>
          <table:table-cell table:style-name="ce16" office:value-type="float" office:value="18.14" calcext:value-type="float">
            <text:p>1.814E+01</text:p>
          </table:table-cell>
          <table:table-cell table:style-name="ce16" office:value-type="float" office:value="0.4678" calcext:value-type="float">
            <text:p>4.678E-01</text:p>
          </table:table-cell>
          <table:table-cell table:style-name="ce16" office:value-type="float" office:value="0.1485" calcext:value-type="float">
            <text:p>1.485E-01</text:p>
          </table:table-cell>
          <table:table-cell table:style-name="ce16" office:value-type="float" office:value="1.079" calcext:value-type="float">
            <text:p>1.079E+00</text:p>
          </table:table-cell>
          <table:table-cell table:style-name="ce16" office:value-type="float" office:value="0.5887" calcext:value-type="float">
            <text:p>5.887E-01</text:p>
          </table:table-cell>
          <table:table-cell table:style-name="ce16" office:value-type="float" office:value="0.01154" calcext:value-type="float">
            <text:p>1.154E-02</text:p>
          </table:table-cell>
          <table:table-cell table:style-name="ce16" office:value-type="float" office:value="0.01996" calcext:value-type="float">
            <text:p>1.996E-02</text:p>
          </table:table-cell>
          <table:table-cell table:style-name="ce16" office:value-type="float" office:value="0.4113" calcext:value-type="float">
            <text:p>4.113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5:05:38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initial-creator>Eugene Mah</meta:initial-creator>
    <dc:creator>Eugene Mah</dc:creator>
    <meta:creation-date>2015-10-13T13:34:39Z</meta:creation-date>
    <dc:date>2016-03-24T15:26:40.774000000</dc:date>
    <meta:editing-cycles>27</meta:editing-cycles>
    <meta:editing-duration>PT3H50M24S</meta:editing-duration>
    <meta:document-statistic meta:table-count="9" meta:cell-count="2004" meta:object-count="0"/>
  </office:meta>
</office:document-meta>
</file>